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Noto Serif CJK KR1" officeooo:rsid="001861d9" officeooo:paragraph-rsid="0062744f" style:font-name-asian="Noto Serif CJK KR1" style:font-name-complex="Noto Serif CJK KR1"/>
    </style:style>
    <style:style style:name="P2" style:family="paragraph" style:parent-style-name="Standard">
      <style:text-properties style:font-name="Noto Serif CJK KR1" fo:font-size="16pt" fo:font-weight="bold" officeooo:rsid="00715ba2" officeooo:paragraph-rsid="00715ba2" style:font-name-asian="Noto Serif CJK KR1" style:font-size-asian="16pt" style:font-weight-asian="bold" style:font-name-complex="Noto Serif CJK KR1" style:font-size-complex="16pt" style:font-weight-complex="bold"/>
    </style:style>
    <style:style style:name="P3" style:family="paragraph" style:parent-style-name="Standard">
      <style:text-properties style:font-name="Noto Serif CJK KR1" fo:font-size="12pt" fo:font-weight="bold" officeooo:rsid="00715ba2" officeooo:paragraph-rsid="00715ba2" style:font-name-asian="Noto Serif CJK KR1" style:font-size-asian="10.5pt" style:font-weight-asian="bold" style:font-name-complex="Noto Serif CJK KR1" style:font-size-complex="12pt" style:font-weight-complex="bold"/>
    </style:style>
    <style:style style:name="P4" style:family="paragraph" style:parent-style-name="Standard">
      <style:text-properties style:font-name="Noto Serif CJK KR1" fo:font-size="12pt" fo:font-weight="bold" officeooo:rsid="00715ba2" officeooo:paragraph-rsid="0071c3c7" style:font-name-asian="Noto Serif CJK KR1" style:font-size-asian="10.5pt" style:font-weight-asian="bold" style:font-name-complex="Noto Serif CJK KR1" style:font-size-complex="12pt" style:font-weight-complex="bold"/>
    </style:style>
    <style:style style:name="P5" style:family="paragraph" style:parent-style-name="Standard">
      <style:text-properties style:font-name="Noto Serif CJK KR1" fo:font-size="12pt" fo:font-weight="bold" officeooo:rsid="0071c3c7" officeooo:paragraph-rsid="0071c3c7" style:font-name-asian="Noto Serif CJK KR1" style:font-size-asian="10.5pt" style:font-weight-asian="bold" style:font-name-complex="Noto Serif CJK KR1" style:font-size-complex="12pt" style:font-weight-complex="bold"/>
    </style:style>
    <style:style style:name="P6" style:family="paragraph" style:parent-style-name="Standard">
      <style:text-properties style:font-name="Noto Serif CJK KR1" fo:font-size="12pt" fo:font-weight="bold" officeooo:rsid="0071c3c7" officeooo:paragraph-rsid="007280e8" style:font-name-asian="Noto Serif CJK KR1" style:font-size-asian="10.5pt" style:font-weight-asian="bold" style:font-name-complex="Noto Serif CJK KR1" style:font-size-complex="12pt" style:font-weight-complex="bold"/>
    </style:style>
    <style:style style:name="P7" style:family="paragraph" style:parent-style-name="Standard">
      <style:text-properties style:font-name="Noto Serif CJK KR1" fo:font-size="12pt" fo:font-style="normal" fo:font-weight="normal" officeooo:rsid="00715ba2" officeooo:paragraph-rsid="00715ba2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8" style:family="paragraph" style:parent-style-name="Standard">
      <style:text-properties style:font-name="Noto Serif CJK KR1" fo:font-size="12pt" fo:font-style="normal" fo:font-weight="normal" officeooo:rsid="0071c3c7" officeooo:paragraph-rsid="0071c3c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9" style:family="paragraph" style:parent-style-name="Standard">
      <style:text-properties style:font-name="Noto Serif CJK KR1" fo:font-size="12pt" fo:font-style="normal" fo:font-weight="normal" officeooo:rsid="001861d9" officeooo:paragraph-rsid="0071c3c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10" style:family="paragraph" style:parent-style-name="Standard">
      <style:text-properties style:font-name="Noto Serif CJK KR1" fo:font-size="12pt" fo:font-style="normal" fo:font-weight="bold" officeooo:rsid="00715ba2" officeooo:paragraph-rsid="00715ba2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Noto Serif CJK KR1" officeooo:rsid="001861d9" officeooo:paragraph-rsid="0062744f" style:font-name-asian="Noto Serif CJK KR1" style:font-name-complex="Noto Serif CJK KR1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Noto Serif CJK KR1" officeooo:rsid="001861d9" officeooo:paragraph-rsid="00636f13" style:font-name-asian="Noto Serif CJK KR1" style:font-name-complex="Noto Serif CJK KR1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Noto Serif CJK KR1" officeooo:rsid="001861d9" officeooo:paragraph-rsid="00691d43" style:font-name-asian="Noto Serif CJK KR1" style:font-name-complex="Noto Serif CJK KR1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7c9915" style:font-name-asian="Noto Serif CJK KR1" style:font-size-asian="10.5pt" style:font-weight-asian="bold" style:font-name-complex="Noto Serif CJK KR1" style:font-size-complex="12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7efd86" style:font-name-asian="Noto Serif CJK KR1" style:font-size-asian="10.5pt" style:font-weight-asian="bold" style:font-name-complex="Noto Serif CJK KR1" style:font-size-complex="12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91226a" style:font-name-asian="Noto Serif CJK KR1" style:font-size-asian="10.5pt" style:font-weight-asian="bold" style:font-name-complex="Noto Serif CJK KR1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922a84" style:font-name-asian="Noto Serif CJK KR1" style:font-size-asian="10.5pt" style:font-weight-asian="bold" style:font-name-complex="Noto Serif CJK KR1" style:font-size-complex="12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9538bb" style:font-name-asian="Noto Serif CJK KR1" style:font-size-asian="10.5pt" style:font-weight-asian="bold" style:font-name-complex="Noto Serif CJK KR1" style:font-size-complex="12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96466f" style:font-name-asian="Noto Serif CJK KR1" style:font-size-asian="10.5pt" style:font-weight-asian="bold" style:font-name-complex="Noto Serif CJK KR1" style:font-size-complex="12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976329" style:font-name-asian="Noto Serif CJK KR1" style:font-size-asian="10.5pt" style:font-weight-asian="bold" style:font-name-complex="Noto Serif CJK KR1" style:font-size-complex="12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9904d6" style:font-name-asian="Noto Serif CJK KR1" style:font-size-asian="10.5pt" style:font-weight-asian="bold" style:font-name-complex="Noto Serif CJK KR1" style:font-size-complex="12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b28a2f" style:font-name-asian="Noto Serif CJK KR1" style:font-size-asian="10.5pt" style:font-weight-asian="bold" style:font-name-complex="Noto Serif CJK KR1" style:font-size-complex="12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cf12bd" officeooo:paragraph-rsid="00cf12bd" style:font-name-asian="Noto Serif CJK KR1" style:font-size-asian="10.5pt" style:font-weight-asian="bold" style:font-name-complex="Noto Serif CJK KR1" style:font-size-complex="12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7efd86" officeooo:paragraph-rsid="007efd86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9904d6" officeooo:paragraph-rsid="009904d6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1861d9" officeooo:paragraph-rsid="008913e0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96466f" officeooo:paragraph-rsid="0096466f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ad8f53" officeooo:paragraph-rsid="01455b6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af30a8" officeooo:paragraph-rsid="01455b6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a13759" officeooo:paragraph-rsid="01455b6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a32507" officeooo:paragraph-rsid="01455b6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a3da07" officeooo:paragraph-rsid="01455b6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a5295b" officeooo:paragraph-rsid="01455b6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a69f50" officeooo:paragraph-rsid="01455b6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a85c99" officeooo:paragraph-rsid="01455b6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aba1f7" officeooo:paragraph-rsid="00a9f4a6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aba1f7" officeooo:paragraph-rsid="01455b6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13222" officeooo:paragraph-rsid="015265eb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13222" officeooo:paragraph-rsid="0152b095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13222" officeooo:paragraph-rsid="0154ebd6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28a2f" officeooo:paragraph-rsid="00b28a2f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28a2f" officeooo:paragraph-rsid="015265eb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28a2f" officeooo:paragraph-rsid="0152b095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a4560" officeooo:paragraph-rsid="00ba4560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b1a7e" officeooo:paragraph-rsid="00bb1a7e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c7811" officeooo:paragraph-rsid="00bb1a7e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c7811" officeooo:paragraph-rsid="01598ccf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c7811" officeooo:paragraph-rsid="015dfb71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c7811" officeooo:paragraph-rsid="015e2f33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def9f" officeooo:paragraph-rsid="016144b8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becfda" officeooo:paragraph-rsid="00bdef9f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02377" officeooo:paragraph-rsid="00c0237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02377" officeooo:paragraph-rsid="0165ec26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1db79" officeooo:paragraph-rsid="0167e67e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1db79" officeooo:paragraph-rsid="01726965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3b625" officeooo:paragraph-rsid="00c3b625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3b625" officeooo:paragraph-rsid="016acedc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3b625" officeooo:paragraph-rsid="016cdcab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9f5f8" officeooo:paragraph-rsid="016acedc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9f5f8" officeooo:paragraph-rsid="016c0c7c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6c6e9" officeooo:paragraph-rsid="016f73e0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86371" officeooo:paragraph-rsid="00c86371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86371" officeooo:paragraph-rsid="0170e556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f12bd" officeooo:paragraph-rsid="00cf12bd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f12bd" officeooo:paragraph-rsid="01772c1f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f12bd" officeooo:paragraph-rsid="017daa8b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cf12bd" officeooo:paragraph-rsid="017fe5c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7c9915" officeooo:paragraph-rsid="00dd3cce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7c9915" officeooo:paragraph-rsid="00de7272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7e2c15" officeooo:paragraph-rsid="00e02783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7efd86" officeooo:paragraph-rsid="00e02783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7efd86" officeooo:paragraph-rsid="00e0aae3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7efd86" officeooo:paragraph-rsid="00e22591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76b561" officeooo:paragraph-rsid="014104a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84406b" officeooo:paragraph-rsid="014104a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9904d6" officeooo:paragraph-rsid="010ef6bc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9904d6" officeooo:paragraph-rsid="0111259f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9904d6" officeooo:paragraph-rsid="014104a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881893" officeooo:paragraph-rsid="00f35ef2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895315" officeooo:paragraph-rsid="00f42c3f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895315" officeooo:paragraph-rsid="01455b6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fa5609" officeooo:paragraph-rsid="00fa5609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fa5609" officeooo:paragraph-rsid="01455b6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fa5609" officeooo:paragraph-rsid="007efd86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976329" officeooo:paragraph-rsid="010c3a10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10c9019" officeooo:paragraph-rsid="010c9019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10df30d" officeooo:paragraph-rsid="010df30d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111fe3d" officeooo:paragraph-rsid="0111fe3d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99f2dd" officeooo:paragraph-rsid="014104a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1861d9" officeooo:paragraph-rsid="0135502b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8f7227" officeooo:paragraph-rsid="01301ab4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80bf7a" officeooo:paragraph-rsid="014104a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082a9ae" officeooo:paragraph-rsid="014104a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normal" officeooo:rsid="017e897f" officeooo:paragraph-rsid="017fe5c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bold" officeooo:rsid="00715ba2" officeooo:paragraph-rsid="01301ab4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bold" officeooo:rsid="00715ba2" officeooo:paragraph-rsid="013d1581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bold" officeooo:rsid="00715ba2" officeooo:paragraph-rsid="013ebf0d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bold" officeooo:rsid="00715ba2" officeooo:paragraph-rsid="014104a7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bold" officeooo:rsid="00715ba2" officeooo:paragraph-rsid="01455b6a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bold" officeooo:rsid="00715ba2" officeooo:paragraph-rsid="0148908b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bold" officeooo:rsid="00715ba2" officeooo:paragraph-rsid="015c3033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bold" officeooo:rsid="010629f3" officeooo:paragraph-rsid="010c9019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bold" officeooo:rsid="010629f3" officeooo:paragraph-rsid="0110ac3d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bold" officeooo:rsid="010c9019" officeooo:paragraph-rsid="010c9019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bold" officeooo:rsid="013d1581" officeooo:paragraph-rsid="013d1581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style="normal" fo:font-weight="bold" officeooo:rsid="014016fa" officeooo:paragraph-rsid="014016fa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1861d9" officeooo:paragraph-rsid="012a7e6c" style:font-name-asian="Noto Serif CJK KR1" style:font-size-asian="10.5pt" style:font-weight-asian="bold" style:font-name-complex="Noto Serif CJK KR1" style:font-size-complex="12pt" style:font-weight-complex="bold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84406b" officeooo:paragraph-rsid="014104a7" style:font-name-asian="Noto Serif CJK KR1" style:font-size-asian="10.5pt" style:font-weight-asian="bold" style:font-name-complex="Noto Serif CJK KR1" style:font-size-complex="12pt" style:font-weight-complex="bold"/>
    </style:style>
    <style:style style:name="P10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f35ef2" style:font-name-asian="Noto Serif CJK KR1" style:font-size-asian="10.5pt" style:font-weight-asian="bold" style:font-name-complex="Noto Serif CJK KR1" style:font-size-complex="12pt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f42c3f" style:font-name-asian="Noto Serif CJK KR1" style:font-size-asian="10.5pt" style:font-weight-asian="bold" style:font-name-complex="Noto Serif CJK KR1" style:font-size-complex="12pt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fd45bf" style:font-name-asian="Noto Serif CJK KR1" style:font-size-asian="10.5pt" style:font-weight-asian="bold" style:font-name-complex="Noto Serif CJK KR1" style:font-size-complex="12pt" style:font-weight-complex="bold"/>
    </style:style>
    <style:style style:name="P112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91226a" style:font-name-asian="Noto Serif CJK KR1" style:font-size-asian="10.5pt" style:font-weight-asian="bold" style:font-name-complex="Noto Serif CJK KR1" style:font-size-complex="12pt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10629f3" style:font-name-asian="Noto Serif CJK KR1" style:font-size-asian="10.5pt" style:font-weight-asian="bold" style:font-name-complex="Noto Serif CJK KR1" style:font-size-complex="12pt" style:font-weight-complex="bold"/>
    </style:style>
    <style:style style:name="P11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12b81da" style:font-name-asian="Noto Serif CJK KR1" style:font-size-asian="10.5pt" style:font-weight-asian="bold" style:font-name-complex="Noto Serif CJK KR1" style:font-size-complex="12pt" style:font-weight-complex="bold"/>
    </style:style>
    <style:style style:name="P11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12c8203" style:font-name-asian="Noto Serif CJK KR1" style:font-size-asian="10.5pt" style:font-weight-asian="bold" style:font-name-complex="Noto Serif CJK KR1" style:font-size-complex="12pt" style:font-weight-complex="bold"/>
    </style:style>
    <style:style style:name="P11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12f6841" style:font-name-asian="Noto Serif CJK KR1" style:font-size-asian="10.5pt" style:font-weight-asian="bold" style:font-name-complex="Noto Serif CJK KR1" style:font-size-complex="12pt" style:font-weight-complex="bold"/>
    </style:style>
    <style:style style:name="P11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1301ab4" style:font-name-asian="Noto Serif CJK KR1" style:font-size-asian="10.5pt" style:font-weight-asian="bold" style:font-name-complex="Noto Serif CJK KR1" style:font-size-complex="12pt" style:font-weight-complex="bold"/>
    </style:style>
    <style:style style:name="P11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0a9f4a6" style:font-name-asian="Noto Serif CJK KR1" style:font-size-asian="10.5pt" style:font-weight-asian="bold" style:font-name-complex="Noto Serif CJK KR1" style:font-size-complex="12pt" style:font-weight-complex="bold"/>
    </style:style>
    <style:style style:name="P11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13d1581" style:font-name-asian="Noto Serif CJK KR1" style:font-size-asian="10.5pt" style:font-weight-asian="bold" style:font-name-complex="Noto Serif CJK KR1" style:font-size-complex="12pt" style:font-weight-complex="bold"/>
    </style:style>
    <style:style style:name="P120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14104a7" style:font-name-asian="Noto Serif CJK KR1" style:font-size-asian="10.5pt" style:font-weight-asian="bold" style:font-name-complex="Noto Serif CJK KR1" style:font-size-complex="12pt" style:font-weight-complex="bold"/>
    </style:style>
    <style:style style:name="P121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1455b6a" style:font-name-asian="Noto Serif CJK KR1" style:font-size-asian="10.5pt" style:font-weight-asian="bold" style:font-name-complex="Noto Serif CJK KR1" style:font-size-complex="12pt" style:font-weight-complex="bold"/>
    </style:style>
    <style:style style:name="P122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148908b" style:font-name-asian="Noto Serif CJK KR1" style:font-size-asian="10.5pt" style:font-weight-asian="bold" style:font-name-complex="Noto Serif CJK KR1" style:font-size-complex="12pt" style:font-weight-complex="bold"/>
    </style:style>
    <style:style style:name="P123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715ba2" officeooo:paragraph-rsid="015265eb" style:font-name-asian="Noto Serif CJK KR1" style:font-size-asian="10.5pt" style:font-weight-asian="bold" style:font-name-complex="Noto Serif CJK KR1" style:font-size-complex="12pt" style:font-weight-complex="bold"/>
    </style:style>
    <style:style style:name="P12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f45655" officeooo:paragraph-rsid="012b81da" style:font-name-asian="Noto Serif CJK KR1" style:font-size-asian="10.5pt" style:font-weight-asian="bold" style:font-name-complex="Noto Serif CJK KR1" style:font-size-complex="12pt" style:font-weight-complex="bold"/>
    </style:style>
    <style:style style:name="P12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a937df" officeooo:paragraph-rsid="01455b6a" style:font-name-asian="Noto Serif CJK KR1" style:font-size-asian="10.5pt" style:font-weight-asian="bold" style:font-name-complex="Noto Serif CJK KR1" style:font-size-complex="12pt" style:font-weight-complex="bold"/>
    </style:style>
    <style:style style:name="P12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f92849" officeooo:paragraph-rsid="01455b6a" style:font-name-asian="Noto Serif CJK KR1" style:font-size-asian="10.5pt" style:font-weight-asian="bold" style:font-name-complex="Noto Serif CJK KR1" style:font-size-complex="12pt" style:font-weight-complex="bold"/>
    </style:style>
    <style:style style:name="P12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fd45bf" officeooo:paragraph-rsid="00fd45bf" style:font-name-asian="Noto Serif CJK KR1" style:font-size-asian="10.5pt" style:font-weight-asian="bold" style:font-name-complex="Noto Serif CJK KR1" style:font-size-complex="12pt" style:font-weight-complex="bold"/>
    </style:style>
    <style:style style:name="P12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10629f3" officeooo:paragraph-rsid="010629f3" style:font-name-asian="Noto Serif CJK KR1" style:font-size-asian="10.5pt" style:font-weight-asian="bold" style:font-name-complex="Noto Serif CJK KR1" style:font-size-complex="12pt" style:font-weight-complex="bold"/>
    </style:style>
    <style:style style:name="P12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955291" officeooo:paragraph-rsid="0108929d" style:font-name-asian="Noto Serif CJK KR1" style:font-size-asian="10.5pt" style:font-weight-asian="bold" style:font-name-complex="Noto Serif CJK KR1" style:font-size-complex="12pt" style:font-weight-complex="bold"/>
    </style:style>
    <style:style style:name="P130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9904d6" officeooo:paragraph-rsid="0111259f" style:font-name-asian="Noto Serif CJK KR1" style:font-size-asian="10.5pt" style:font-weight-asian="bold" style:font-name-complex="Noto Serif CJK KR1" style:font-size-complex="12pt" style:font-weight-complex="bold"/>
    </style:style>
    <style:style style:name="P131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9d02d8" officeooo:paragraph-rsid="0111259f" style:font-name-asian="Noto Serif CJK KR1" style:font-size-asian="10.5pt" style:font-weight-asian="bold" style:font-name-complex="Noto Serif CJK KR1" style:font-size-complex="12pt" style:font-weight-complex="bold"/>
    </style:style>
    <style:style style:name="P132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a5295b" officeooo:paragraph-rsid="01455b6a" style:font-name-asian="Noto Serif CJK KR1" style:font-size-asian="10.5pt" style:font-weight-asian="bold" style:font-name-complex="Noto Serif CJK KR1" style:font-size-complex="12pt" style:font-weight-complex="bold"/>
    </style:style>
    <style:style style:name="P133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9e8413" officeooo:paragraph-rsid="01301ab4" style:font-name-asian="Noto Serif CJK KR1" style:font-size-asian="10.5pt" style:font-weight-asian="bold" style:font-name-complex="Noto Serif CJK KR1" style:font-size-complex="12pt" style:font-weight-complex="bold"/>
    </style:style>
    <style:style style:name="P13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d0fb13" officeooo:paragraph-rsid="01316c64" style:font-name-asian="Noto Serif CJK KR1" style:font-size-asian="10.5pt" style:font-weight-asian="bold" style:font-name-complex="Noto Serif CJK KR1" style:font-size-complex="12pt" style:font-weight-complex="bold"/>
    </style:style>
    <style:style style:name="P13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b28a2f" officeooo:paragraph-rsid="00b28a2f" style:font-name-asian="Noto Serif CJK KR1" style:font-size-asian="10.5pt" style:font-weight-asian="bold" style:font-name-complex="Noto Serif CJK KR1" style:font-size-complex="12pt" style:font-weight-complex="bold"/>
    </style:style>
    <style:style style:name="P13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b28a2f" officeooo:paragraph-rsid="015265eb" style:font-name-asian="Noto Serif CJK KR1" style:font-size-asian="10.5pt" style:font-weight-asian="bold" style:font-name-complex="Noto Serif CJK KR1" style:font-size-complex="12pt" style:font-weight-complex="bold"/>
    </style:style>
    <style:style style:name="P13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b28a2f" officeooo:paragraph-rsid="0153de77" style:font-name-asian="Noto Serif CJK KR1" style:font-size-asian="10.5pt" style:font-weight-asian="bold" style:font-name-complex="Noto Serif CJK KR1" style:font-size-complex="12pt" style:font-weight-complex="bold"/>
    </style:style>
    <style:style style:name="P13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b4e213" officeooo:paragraph-rsid="00b4e213" style:font-name-asian="Noto Serif CJK KR1" style:font-size-asian="10.5pt" style:font-weight-asian="bold" style:font-name-complex="Noto Serif CJK KR1" style:font-size-complex="12pt" style:font-weight-complex="bold"/>
    </style:style>
    <style:style style:name="P13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b4e213" officeooo:paragraph-rsid="0155b4c8" style:font-name-asian="Noto Serif CJK KR1" style:font-size-asian="10.5pt" style:font-weight-asian="bold" style:font-name-complex="Noto Serif CJK KR1" style:font-size-complex="12pt" style:font-weight-complex="bold"/>
    </style:style>
    <style:style style:name="P140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bdef9f" officeooo:paragraph-rsid="015cbea0" style:font-name-asian="Noto Serif CJK KR1" style:font-size-asian="10.5pt" style:font-weight-asian="bold" style:font-name-complex="Noto Serif CJK KR1" style:font-size-complex="12pt" style:font-weight-complex="bold"/>
    </style:style>
    <style:style style:name="P141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bdef9f" officeooo:paragraph-rsid="0162034c" style:font-name-asian="Noto Serif CJK KR1" style:font-size-asian="10.5pt" style:font-weight-asian="bold" style:font-name-complex="Noto Serif CJK KR1" style:font-size-complex="12pt" style:font-weight-complex="bold"/>
    </style:style>
    <style:style style:name="P142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c02377" officeooo:paragraph-rsid="01648fc4" style:font-name-asian="Noto Serif CJK KR1" style:font-size-asian="10.5pt" style:font-weight-asian="bold" style:font-name-complex="Noto Serif CJK KR1" style:font-size-complex="12pt" style:font-weight-complex="bold"/>
    </style:style>
    <style:style style:name="P143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c3b625" officeooo:paragraph-rsid="016e7016" style:font-name-asian="Noto Serif CJK KR1" style:font-size-asian="10.5pt" style:font-weight-asian="bold" style:font-name-complex="Noto Serif CJK KR1" style:font-size-complex="12pt" style:font-weight-complex="bold"/>
    </style:style>
    <style:style style:name="P144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c1db79" officeooo:paragraph-rsid="01772c1f" style:font-name-asian="Noto Serif CJK KR1" style:font-size-asian="10.5pt" style:font-weight-asian="bold" style:font-name-complex="Noto Serif CJK KR1" style:font-size-complex="12pt" style:font-weight-complex="bold"/>
    </style:style>
    <style:style style:name="P145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cf12bd" officeooo:paragraph-rsid="00cf12bd" style:font-name-asian="Noto Serif CJK KR1" style:font-size-asian="10.5pt" style:font-weight-asian="bold" style:font-name-complex="Noto Serif CJK KR1" style:font-size-complex="12pt" style:font-weight-complex="bold"/>
    </style:style>
    <style:style style:name="P146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bold" officeooo:rsid="00ccc8ef" officeooo:paragraph-rsid="0180fb2f" style:font-name-asian="Noto Serif CJK KR1" style:font-size-asian="10.5pt" style:font-weight-asian="bold" style:font-name-complex="Noto Serif CJK KR1" style:font-size-complex="12pt" style:font-weight-complex="bold"/>
    </style:style>
    <style:style style:name="P147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normal" officeooo:rsid="0111fe3d" officeooo:paragraph-rsid="0111fe3d" style:font-name-asian="Noto Serif CJK KR1" style:font-size-asian="10.5pt" style:font-weight-asian="normal" style:font-name-complex="Noto Serif CJK KR1" style:font-size-complex="12pt" style:font-weight-complex="normal"/>
    </style:style>
    <style:style style:name="P148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normal" officeooo:rsid="00aba1f7" officeooo:paragraph-rsid="01455b6a" style:font-name-asian="Noto Serif CJK KR1" style:font-size-asian="10.5pt" style:font-weight-asian="normal" style:font-name-complex="Noto Serif CJK KR1" style:font-size-complex="12pt" style:font-weight-complex="normal"/>
    </style:style>
    <style:style style:name="P149" style:family="paragraph" style:parent-style-name="Standard">
      <style:paragraph-properties fo:margin-left="0cm" fo:margin-right="0cm" fo:text-indent="0cm" style:auto-text-indent="false"/>
      <style:text-properties style:font-name="Noto Serif CJK KR1" fo:font-size="12pt" fo:font-weight="normal" officeooo:rsid="00cf12bd" officeooo:paragraph-rsid="017fe5ca" style:font-name-asian="Noto Serif CJK KR1" style:font-size-asian="10.5pt" style:font-weight-asian="normal" style:font-name-complex="Noto Serif CJK KR1" style:font-size-complex="12pt" style:font-weight-complex="normal"/>
    </style:style>
    <style:style style:name="P150" style:family="paragraph" style:parent-style-name="Standard">
      <style:paragraph-properties fo:margin-left="0cm" fo:margin-right="0cm" fo:text-indent="0cm" style:auto-text-indent="false"/>
      <style:text-properties style:font-name="Noto Serif CJK KR1" fo:font-size="16pt" fo:font-style="normal" fo:font-weight="bold" officeooo:rsid="00aba1f7" officeooo:paragraph-rsid="00af6d80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51" style:family="paragraph" style:parent-style-name="Standard">
      <style:paragraph-properties fo:margin-left="0cm" fo:margin-right="0cm" fo:text-indent="0cm" style:auto-text-indent="false"/>
      <style:text-properties style:font-name="Noto Serif CJK KR1" fo:font-size="16pt" fo:font-style="normal" fo:font-weight="bold" officeooo:rsid="00715ba2" officeooo:paragraph-rsid="012a7e6c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52" style:family="paragraph" style:parent-style-name="Standard">
      <style:paragraph-properties fo:margin-left="0cm" fo:margin-right="0cm" fo:text-indent="0cm" style:auto-text-indent="false"/>
      <style:text-properties style:font-name="Noto Serif CJK KR1" fo:font-size="16pt" fo:font-style="normal" fo:font-weight="bold" officeooo:rsid="00715ba2" officeooo:paragraph-rsid="012b81da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53" style:family="paragraph" style:parent-style-name="Standard">
      <style:paragraph-properties fo:margin-left="0cm" fo:margin-right="0cm" fo:text-indent="0cm" style:auto-text-indent="false"/>
      <style:text-properties style:font-name="Noto Serif CJK KR1" fo:font-size="16pt" fo:font-style="normal" fo:font-weight="bold" officeooo:rsid="00715ba2" officeooo:paragraph-rsid="01455b6a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54" style:family="paragraph" style:parent-style-name="Standard">
      <style:paragraph-properties fo:margin-left="0cm" fo:margin-right="0cm" fo:text-indent="0cm" style:auto-text-indent="false"/>
      <style:text-properties style:font-name="Noto Serif CJK KR1" fo:font-size="16pt" fo:font-style="normal" fo:font-weight="bold" officeooo:rsid="007efd86" officeooo:paragraph-rsid="014104a7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55" style:family="paragraph" style:parent-style-name="Standard">
      <style:paragraph-properties fo:margin-left="0cm" fo:margin-right="0cm" fo:text-indent="0cm" style:auto-text-indent="false"/>
      <style:text-properties style:font-name="Noto Serif CJK KR1" officeooo:rsid="001861d9" officeooo:paragraph-rsid="01384b92" style:font-name-asian="Noto Serif CJK KR1" style:font-name-complex="Noto Serif CJK KR1"/>
    </style:style>
    <style:style style:name="P156" style:family="paragraph" style:parent-style-name="Standard">
      <style:paragraph-properties fo:margin-left="0cm" fo:margin-right="0cm" fo:text-indent="0cm" style:auto-text-indent="false"/>
      <style:text-properties style:font-name="Noto Serif CJK KR1" officeooo:rsid="001861d9" officeooo:paragraph-rsid="0062744f" style:font-name-asian="Noto Serif CJK KR1" style:font-name-complex="Noto Serif CJK KR1"/>
    </style:style>
    <style:style style:name="P157" style:family="paragraph" style:parent-style-name="Standard">
      <style:paragraph-properties fo:margin-left="0cm" fo:margin-right="0cm" fo:text-indent="0cm" style:auto-text-indent="false"/>
      <style:text-properties style:font-name="Noto Serif CJK KR1" officeooo:rsid="001861d9" officeooo:paragraph-rsid="013bdcb5" style:font-name-asian="Noto Serif CJK KR1" style:font-name-complex="Noto Serif CJK KR1"/>
    </style:style>
    <style:style style:name="P158" style:family="paragraph" style:parent-style-name="Standard">
      <style:paragraph-properties fo:margin-left="0cm" fo:margin-right="0cm" fo:text-indent="0cm" style:auto-text-indent="false"/>
      <style:text-properties style:font-name="Noto Serif CJK KR1" officeooo:rsid="001861d9" officeooo:paragraph-rsid="013c2411" style:font-name-asian="Noto Serif CJK KR1" style:font-name-complex="Noto Serif CJK KR1"/>
    </style:style>
    <style:style style:name="P159" style:family="paragraph" style:parent-style-name="Standard">
      <style:paragraph-properties fo:margin-left="0cm" fo:margin-right="0cm" fo:text-indent="0cm" style:auto-text-indent="false"/>
      <style:text-properties style:font-name="Noto Serif CJK KR1" officeooo:rsid="001861d9" officeooo:paragraph-rsid="013c58cc" style:font-name-asian="Noto Serif CJK KR1" style:font-name-complex="Noto Serif CJK KR1"/>
    </style:style>
    <style:style style:name="P160" style:family="paragraph" style:parent-style-name="Standard">
      <style:paragraph-properties fo:margin-left="0cm" fo:margin-right="0cm" fo:text-indent="0cm" style:auto-text-indent="false"/>
      <style:text-properties style:font-name="Noto Serif CJK KR1" officeooo:rsid="013a2960" officeooo:paragraph-rsid="013a2960" style:font-name-asian="Noto Serif CJK KR1" style:font-name-complex="Noto Serif CJK KR1"/>
    </style:style>
    <style:style style:name="P161" style:family="paragraph" style:parent-style-name="Standard">
      <style:paragraph-properties fo:margin-left="0cm" fo:margin-right="0cm" fo:text-indent="0cm" style:auto-text-indent="false"/>
      <style:text-properties officeooo:paragraph-rsid="008f7227"/>
    </style:style>
    <style:style style:name="P162" style:family="paragraph" style:parent-style-name="Standard">
      <style:paragraph-properties fo:margin-left="0cm" fo:margin-right="0cm" fo:text-indent="0cm" style:auto-text-indent="false"/>
      <style:text-properties officeooo:paragraph-rsid="009904d6"/>
    </style:style>
    <style:style style:name="P163" style:family="paragraph" style:parent-style-name="Standard">
      <style:paragraph-properties fo:margin-left="0cm" fo:margin-right="0cm" fo:text-indent="0cm" style:auto-text-indent="false"/>
      <style:text-properties officeooo:paragraph-rsid="016144b8"/>
    </style:style>
    <style:style style:name="P164" style:family="paragraph" style:parent-style-name="Standard">
      <style:text-properties style:font-name="Noto Serif CJK KR1" fo:font-size="12pt" fo:font-weight="bold" officeooo:rsid="00715ba2" officeooo:paragraph-rsid="00715ba2" style:font-name-asian="Noto Serif CJK KR1" style:font-size-asian="10.5pt" style:font-weight-asian="bold" style:font-name-complex="Noto Serif CJK KR1" style:font-size-complex="12pt" style:font-weight-complex="bold"/>
    </style:style>
    <style:style style:name="P165" style:family="paragraph" style:parent-style-name="Standard">
      <style:text-properties style:font-name="Noto Serif CJK KR1" fo:font-size="12pt" fo:font-weight="bold" officeooo:rsid="00715ba2" officeooo:paragraph-rsid="00d1ad86" style:font-name-asian="Noto Serif CJK KR1" style:font-size-asian="10.5pt" style:font-weight-asian="bold" style:font-name-complex="Noto Serif CJK KR1" style:font-size-complex="12pt" style:font-weight-complex="bold"/>
    </style:style>
    <style:style style:name="P166" style:family="paragraph" style:parent-style-name="Standard">
      <style:text-properties style:font-name="Noto Serif CJK KR1" fo:font-size="12pt" fo:font-weight="bold" officeooo:rsid="00715ba2" officeooo:paragraph-rsid="012a7e6c" style:font-name-asian="Noto Serif CJK KR1" style:font-size-asian="10.5pt" style:font-weight-asian="bold" style:font-name-complex="Noto Serif CJK KR1" style:font-size-complex="12pt" style:font-weight-complex="bold"/>
    </style:style>
    <style:style style:name="P167" style:family="paragraph" style:parent-style-name="Standard">
      <style:text-properties style:font-name="Noto Serif CJK KR1" fo:font-size="12pt" fo:font-weight="bold" officeooo:rsid="00715ba2" officeooo:paragraph-rsid="0148908b" style:font-name-asian="Noto Serif CJK KR1" style:font-size-asian="10.5pt" style:font-weight-asian="bold" style:font-name-complex="Noto Serif CJK KR1" style:font-size-complex="12pt" style:font-weight-complex="bold"/>
    </style:style>
    <style:style style:name="P168" style:family="paragraph" style:parent-style-name="Standard">
      <style:text-properties style:font-name="Noto Serif CJK KR1" fo:font-size="12pt" fo:font-weight="bold" officeooo:rsid="008caf97" officeooo:paragraph-rsid="00d77e0c" style:font-name-asian="Noto Serif CJK KR1" style:font-size-asian="10.5pt" style:font-weight-asian="bold" style:font-name-complex="Noto Serif CJK KR1" style:font-size-complex="12pt" style:font-weight-complex="bold"/>
    </style:style>
    <style:style style:name="P169" style:family="paragraph" style:parent-style-name="Standard">
      <style:text-properties style:font-name="Noto Serif CJK KR1" fo:font-size="12pt" fo:font-weight="bold" officeooo:rsid="0076b561" officeooo:paragraph-rsid="0148908b" style:font-name-asian="Noto Serif CJK KR1" style:font-size-asian="10.5pt" style:font-weight-asian="bold" style:font-name-complex="Noto Serif CJK KR1" style:font-size-complex="12pt" style:font-weight-complex="bold"/>
    </style:style>
    <style:style style:name="P170" style:family="paragraph" style:parent-style-name="Standard">
      <style:text-properties style:font-name="Noto Serif CJK KR1" fo:font-size="12pt" fo:font-weight="bold" officeooo:rsid="00fbb8de" officeooo:paragraph-rsid="00fbb8de" style:font-name-asian="Noto Serif CJK KR1" style:font-size-asian="10.5pt" style:font-weight-asian="bold" style:font-name-complex="Noto Serif CJK KR1" style:font-size-complex="12pt" style:font-weight-complex="bold"/>
    </style:style>
    <style:style style:name="P171" style:family="paragraph" style:parent-style-name="Standard">
      <style:text-properties style:font-name="Noto Serif CJK KR1" fo:font-size="12pt" fo:font-style="normal" fo:font-weight="normal" officeooo:rsid="00715ba2" officeooo:paragraph-rsid="00d1ad86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172" style:family="paragraph" style:parent-style-name="Standard">
      <style:text-properties style:font-name="Noto Serif CJK KR1" fo:font-size="12pt" fo:font-style="normal" fo:font-weight="normal" officeooo:rsid="0071c3c7" officeooo:paragraph-rsid="0071c3c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173" style:family="paragraph" style:parent-style-name="Standard">
      <style:text-properties style:font-name="Noto Serif CJK KR1" fo:font-size="12pt" fo:font-style="normal" fo:font-weight="normal" officeooo:rsid="0071c3c7" officeooo:paragraph-rsid="0148908b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174" style:family="paragraph" style:parent-style-name="Standard">
      <style:text-properties style:font-name="Noto Serif CJK KR1" fo:font-size="12pt" fo:font-style="normal" fo:font-weight="normal" officeooo:rsid="0074427c" officeooo:paragraph-rsid="0148908b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175" style:family="paragraph" style:parent-style-name="Standard">
      <style:text-properties style:font-name="Noto Serif CJK KR1" fo:font-size="12pt" fo:font-weight="normal" officeooo:rsid="0076b561" officeooo:paragraph-rsid="0148908b" style:font-name-asian="Noto Serif CJK KR1" style:font-size-asian="10.5pt" style:font-weight-asian="normal" style:font-name-complex="Noto Serif CJK KR1" style:font-size-complex="12pt" style:font-weight-complex="normal"/>
    </style:style>
    <style:style style:name="P176" style:family="paragraph" style:parent-style-name="Standard">
      <style:text-properties style:font-name="Noto Serif CJK KR1" fo:font-size="16pt" fo:font-style="normal" fo:font-weight="bold" officeooo:rsid="00715ba2" officeooo:paragraph-rsid="0148908b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77" style:family="paragraph" style:parent-style-name="Standard">
      <style:text-properties style:font-name="Noto Serif CJK KR1" fo:font-size="16pt" fo:font-weight="bold" officeooo:rsid="00715ba2" officeooo:paragraph-rsid="00715ba2" style:font-name-asian="Noto Serif CJK KR1" style:font-size-asian="16pt" style:font-weight-asian="bold" style:font-name-complex="Noto Serif CJK KR1" style:font-size-complex="16pt" style:font-weight-complex="bold"/>
    </style:style>
    <style:style style:name="T1" style:family="text">
      <style:text-properties officeooo:rsid="0062744f"/>
    </style:style>
    <style:style style:name="T2" style:family="text">
      <style:text-properties officeooo:rsid="001c4aaf"/>
    </style:style>
    <style:style style:name="T3" style:family="text">
      <style:text-properties officeooo:rsid="001dc698"/>
    </style:style>
    <style:style style:name="T4" style:family="text">
      <style:text-properties officeooo:rsid="00636f13"/>
    </style:style>
    <style:style style:name="T5" style:family="text">
      <style:text-properties officeooo:rsid="006d1f5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61d9" style:font-weight-asian="normal" style:font-weight-complex="normal"/>
    </style:style>
    <style:style style:name="T8" style:family="text">
      <style:text-properties fo:font-weight="normal" officeooo:rsid="009408fd" style:font-weight-asian="normal" style:font-weight-complex="normal"/>
    </style:style>
    <style:style style:name="T9" style:family="text">
      <style:text-properties fo:font-weight="normal" officeooo:rsid="0110ac3d" style:font-weight-asian="normal" style:font-weight-complex="normal"/>
    </style:style>
    <style:style style:name="T10" style:family="text">
      <style:text-properties fo:font-weight="normal" officeooo:rsid="007b3bc1" style:font-weight-asian="normal" style:font-weight-complex="normal"/>
    </style:style>
    <style:style style:name="T11" style:family="text">
      <style:text-properties fo:font-weight="normal" officeooo:rsid="008f7227" style:font-weight-asian="normal" style:font-weight-complex="normal"/>
    </style:style>
    <style:style style:name="T12" style:family="text">
      <style:text-properties fo:font-weight="normal" officeooo:rsid="009e8413" style:font-weight-asian="normal" style:font-weight-complex="normal"/>
    </style:style>
    <style:style style:name="T13" style:family="text">
      <style:text-properties fo:font-weight="normal" officeooo:rsid="013d1581" style:font-weight-asian="normal" style:font-weight-complex="normal"/>
    </style:style>
    <style:style style:name="T14" style:family="text">
      <style:text-properties fo:font-weight="normal" officeooo:rsid="013d7e64" style:font-weight-asian="normal" style:font-weight-complex="normal"/>
    </style:style>
    <style:style style:name="T15" style:family="text">
      <style:text-properties fo:font-weight="normal" officeooo:rsid="014016fa" style:font-weight-asian="normal" style:font-weight-complex="normal"/>
    </style:style>
    <style:style style:name="T16" style:family="text">
      <style:text-properties fo:font-weight="normal" officeooo:rsid="00853988" style:font-weight-asian="normal" style:font-weight-complex="normal"/>
    </style:style>
    <style:style style:name="T17" style:family="text">
      <style:text-properties fo:font-weight="normal" officeooo:rsid="009904d6" style:font-weight-asian="normal" style:font-weight-complex="normal"/>
    </style:style>
    <style:style style:name="T18" style:family="text">
      <style:text-properties fo:font-weight="normal" officeooo:rsid="009dbdab" style:font-weight-asian="normal" style:font-weight-complex="normal"/>
    </style:style>
    <style:style style:name="T19" style:family="text">
      <style:text-properties fo:font-weight="normal" officeooo:rsid="00ba4560" style:font-weight-asian="normal" style:font-weight-complex="normal"/>
    </style:style>
    <style:style style:name="T20" style:family="text">
      <style:text-properties fo:font-weight="normal" officeooo:rsid="015917cc" style:font-weight-asian="normal" style:font-weight-complex="normal"/>
    </style:style>
    <style:style style:name="T21" style:family="text">
      <style:text-properties officeooo:rsid="001861d9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dc698" style:font-style-asian="normal" style:font-style-complex="normal"/>
    </style:style>
    <style:style style:name="T24" style:family="text">
      <style:text-properties fo:font-style="normal" officeooo:rsid="0071c3c7" style:font-style-asian="normal" style:font-style-complex="normal"/>
    </style:style>
    <style:style style:name="T25" style:family="text">
      <style:text-properties fo:font-style="normal" officeooo:rsid="0074427c" style:font-style-asian="normal" style:font-style-complex="normal"/>
    </style:style>
    <style:style style:name="T26" style:family="text">
      <style:text-properties fo:font-style="normal" officeooo:rsid="00763e8d" style:font-style-asian="normal" style:font-style-complex="normal"/>
    </style:style>
    <style:style style:name="T27" style:family="text">
      <style:text-properties fo:font-style="normal" officeooo:rsid="0076b561" style:font-style-asian="normal" style:font-style-complex="normal"/>
    </style:style>
    <style:style style:name="T28" style:family="text">
      <style:text-properties fo:font-style="normal" officeooo:rsid="007c9915" style:font-style-asian="normal" style:font-style-complex="normal"/>
    </style:style>
    <style:style style:name="T29" style:family="text">
      <style:text-properties fo:font-style="normal" officeooo:rsid="00dcc956" style:font-style-asian="normal" style:font-style-complex="normal"/>
    </style:style>
    <style:style style:name="T30" style:family="text">
      <style:text-properties fo:font-style="normal" officeooo:rsid="007efd86" style:font-style-asian="normal" style:font-style-complex="normal"/>
    </style:style>
    <style:style style:name="T31" style:family="text">
      <style:text-properties fo:font-style="normal" officeooo:rsid="0080bf7a" style:font-style-asian="normal" style:font-style-complex="normal"/>
    </style:style>
    <style:style style:name="T32" style:family="text">
      <style:text-properties fo:font-style="normal" officeooo:rsid="0082a9ae" style:font-style-asian="normal" style:font-style-complex="normal"/>
    </style:style>
    <style:style style:name="T33" style:family="text">
      <style:text-properties fo:font-style="normal" officeooo:rsid="0087f694" style:font-style-asian="normal" style:font-style-complex="normal"/>
    </style:style>
    <style:style style:name="T34" style:family="text">
      <style:text-properties fo:font-style="normal" officeooo:rsid="008913e0" style:font-style-asian="normal" style:font-style-complex="normal"/>
    </style:style>
    <style:style style:name="T35" style:family="text">
      <style:text-properties fo:font-style="normal" officeooo:rsid="008ae995" style:font-style-asian="normal" style:font-style-complex="normal"/>
    </style:style>
    <style:style style:name="T36" style:family="text">
      <style:text-properties fo:font-style="normal" officeooo:rsid="008b5835" style:font-style-asian="normal" style:font-style-complex="normal"/>
    </style:style>
    <style:style style:name="T37" style:family="text">
      <style:text-properties fo:font-style="normal" officeooo:rsid="0091226a" style:font-style-asian="normal" style:font-style-complex="normal"/>
    </style:style>
    <style:style style:name="T38" style:family="text">
      <style:text-properties fo:font-style="normal" officeooo:rsid="00922a84" style:font-style-asian="normal" style:font-style-complex="normal"/>
    </style:style>
    <style:style style:name="T39" style:family="text">
      <style:text-properties fo:font-style="normal" officeooo:rsid="009538bb" style:font-style-asian="normal" style:font-style-complex="normal"/>
    </style:style>
    <style:style style:name="T40" style:family="text">
      <style:text-properties fo:font-style="normal" officeooo:rsid="00976329" style:font-style-asian="normal" style:font-style-complex="normal"/>
    </style:style>
    <style:style style:name="T41" style:family="text">
      <style:text-properties fo:font-style="normal" officeooo:rsid="009904d6" style:font-style-asian="normal" style:font-style-complex="normal"/>
    </style:style>
    <style:style style:name="T42" style:family="text">
      <style:text-properties fo:font-style="normal" officeooo:rsid="0099f2dd" style:font-style-asian="normal" style:font-style-complex="normal"/>
    </style:style>
    <style:style style:name="T43" style:family="text">
      <style:text-properties fo:font-style="normal" officeooo:rsid="00a13759" style:font-style-asian="normal" style:font-style-complex="normal"/>
    </style:style>
    <style:style style:name="T44" style:family="text">
      <style:text-properties fo:font-style="normal" officeooo:rsid="00a32507" style:font-style-asian="normal" style:font-style-complex="normal"/>
    </style:style>
    <style:style style:name="T45" style:family="text">
      <style:text-properties fo:font-style="normal" officeooo:rsid="00a3da07" style:font-style-asian="normal" style:font-style-complex="normal"/>
    </style:style>
    <style:style style:name="T46" style:family="text">
      <style:text-properties fo:font-style="normal" officeooo:rsid="00a40307" style:font-style-asian="normal" style:font-style-complex="normal"/>
    </style:style>
    <style:style style:name="T47" style:family="text">
      <style:text-properties fo:font-style="normal" officeooo:rsid="00a69f50" style:font-style-asian="normal" style:font-style-complex="normal"/>
    </style:style>
    <style:style style:name="T48" style:family="text">
      <style:text-properties fo:font-style="normal" officeooo:rsid="00a792cb" style:font-style-asian="normal" style:font-style-complex="normal"/>
    </style:style>
    <style:style style:name="T49" style:family="text">
      <style:text-properties fo:font-style="normal" officeooo:rsid="00db875e" style:font-style-asian="normal" style:font-style-complex="normal"/>
    </style:style>
    <style:style style:name="T50" style:family="text">
      <style:text-properties fo:font-style="normal" officeooo:rsid="00dd3cce" style:font-style-asian="normal" style:font-style-complex="normal"/>
    </style:style>
    <style:style style:name="T51" style:family="text">
      <style:text-properties fo:font-style="normal" officeooo:rsid="0142f717" style:font-style-asian="normal" style:font-style-complex="normal"/>
    </style:style>
    <style:style style:name="T52" style:family="text">
      <style:text-properties fo:font-style="normal" officeooo:rsid="00b48476" style:font-style-asian="normal" style:font-style-complex="normal"/>
    </style:style>
    <style:style style:name="T53" style:family="text">
      <style:text-properties fo:font-style="normal" officeooo:rsid="00b28a2f" style:font-style-asian="normal" style:font-style-complex="normal"/>
    </style:style>
    <style:style style:name="T54" style:family="text">
      <style:text-properties fo:font-style="normal" officeooo:rsid="017fe5ca" style:font-style-asian="normal" style:font-style-complex="normal"/>
    </style:style>
    <style:style style:name="T55" style:family="text">
      <style:text-properties fo:font-style="normal" officeooo:rsid="0180fb2f" style:font-style-asian="normal" style:font-style-complex="normal"/>
    </style:style>
    <style:style style:name="T56" style:family="text">
      <style:text-properties fo:font-style="normal" officeooo:rsid="00cc90ec" style:font-style-asian="normal" style:font-style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861d9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71c3c7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1dc698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7280e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74427c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763e8d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76b561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9d818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7b3bc1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7c9915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7efd86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80bf7a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82a9ae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84406b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853988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87f694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881893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8913e0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895315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8ae995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8b5835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8f7227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91226a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922a84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9408fd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9538bb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96466f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97632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9904d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99f2dd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9d02d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9dd414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13759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a32507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a3da07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a40307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a69f50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a792cb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a9f4a6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aba1f7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0e810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b13222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b28a2f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b48476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bc7811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becfda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c6c6e9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cbaa91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cc90e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ce999e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d1ad86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d2ee9d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d77e0c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d9231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da8853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db875e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dcc956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dd3cce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e47f4b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f029fb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f42c3f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f45655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107336e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0b21ac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0c3a10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11fe3d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112df75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18be72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19d4a1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1c7b41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1c9fab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1e725e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316c64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37241b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3d1581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4ca203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5265eb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715ba2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53de77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5cbea0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1648fc4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16e7016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1772c1f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180fb2f" style:font-style-asian="normal" style:font-weight-asian="normal" style:font-style-complex="normal" style:font-weight-complex="normal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officeooo:rsid="0167e67e" style:font-weight-asian="bold" style:font-weight-complex="bold"/>
    </style:style>
    <style:style style:name="T144" style:family="text">
      <style:text-properties fo:color="#0b08f0"/>
    </style:style>
    <style:style style:name="T145" style:family="text">
      <style:text-properties fo:color="#0b08f0" fo:font-style="normal" fo:font-weight="normal" style:font-style-asian="normal" style:font-weight-asian="normal" style:font-style-complex="normal" style:font-weight-complex="normal"/>
    </style:style>
    <style:style style:name="T146" style:family="text">
      <style:text-properties fo:color="#0b08f0" fo:font-style="normal" fo:font-weight="normal" officeooo:rsid="0071c3c7" style:font-style-asian="normal" style:font-weight-asian="normal" style:font-style-complex="normal" style:font-weight-complex="normal"/>
    </style:style>
    <style:style style:name="T147" style:family="text">
      <style:text-properties fo:color="#0b08f0" fo:font-style="normal" fo:font-weight="normal" officeooo:rsid="00763e8d" style:font-style-asian="normal" style:font-weight-asian="normal" style:font-style-complex="normal" style:font-weight-complex="normal"/>
    </style:style>
    <style:style style:name="T148" style:family="text">
      <style:text-properties fo:color="#0b08f0" fo:font-style="normal" fo:font-weight="normal" officeooo:rsid="0076b561" style:font-style-asian="normal" style:font-weight-asian="normal" style:font-style-complex="normal" style:font-weight-complex="normal"/>
    </style:style>
    <style:style style:name="T149" style:family="text">
      <style:text-properties fo:color="#0b08f0" fo:font-style="normal" fo:font-weight="normal" officeooo:rsid="00db875e" style:font-style-asian="normal" style:font-weight-asian="normal" style:font-style-complex="normal" style:font-weight-complex="normal"/>
    </style:style>
    <style:style style:name="T150" style:family="text">
      <style:text-properties fo:color="#0b08f0" fo:font-style="normal" fo:font-weight="normal" officeooo:rsid="0069d818" style:font-style-asian="normal" style:font-weight-asian="normal" style:font-style-complex="normal" style:font-weight-complex="normal"/>
    </style:style>
    <style:style style:name="T151" style:family="text">
      <style:text-properties fo:color="#0b08f0" fo:font-style="normal" fo:font-weight="normal" officeooo:rsid="007efd86" style:font-style-asian="normal" style:font-weight-asian="normal" style:font-style-complex="normal" style:font-weight-complex="normal"/>
    </style:style>
    <style:style style:name="T152" style:family="text">
      <style:text-properties fo:color="#0b08f0" fo:font-style="normal" fo:font-weight="normal" officeooo:rsid="0082a9ae" style:font-style-asian="normal" style:font-weight-asian="normal" style:font-style-complex="normal" style:font-weight-complex="normal"/>
    </style:style>
    <style:style style:name="T153" style:family="text">
      <style:text-properties fo:color="#0b08f0" fo:font-style="normal" fo:font-weight="normal" officeooo:rsid="0087f694" style:font-style-asian="normal" style:font-weight-asian="normal" style:font-style-complex="normal" style:font-weight-complex="normal"/>
    </style:style>
    <style:style style:name="T154" style:family="text">
      <style:text-properties fo:color="#0b08f0" fo:font-style="normal" fo:font-weight="normal" officeooo:rsid="0084406b" style:font-style-asian="normal" style:font-weight-asian="normal" style:font-style-complex="normal" style:font-weight-complex="normal"/>
    </style:style>
    <style:style style:name="T155" style:family="text">
      <style:text-properties fo:color="#0b08f0" fo:font-style="normal" fo:font-weight="normal" officeooo:rsid="008913e0" style:font-style-asian="normal" style:font-weight-asian="normal" style:font-style-complex="normal" style:font-weight-complex="normal"/>
    </style:style>
    <style:style style:name="T156" style:family="text">
      <style:text-properties fo:color="#0b08f0" fo:font-style="normal" fo:font-weight="normal" officeooo:rsid="008ae995" style:font-style-asian="normal" style:font-weight-asian="normal" style:font-style-complex="normal" style:font-weight-complex="normal"/>
    </style:style>
    <style:style style:name="T157" style:family="text">
      <style:text-properties fo:color="#0b08f0" fo:font-style="normal" fo:font-weight="normal" officeooo:rsid="009408fd" style:font-style-asian="normal" style:font-weight-asian="normal" style:font-style-complex="normal" style:font-weight-complex="normal"/>
    </style:style>
    <style:style style:name="T158" style:family="text">
      <style:text-properties fo:color="#0b08f0" fo:font-style="normal" fo:font-weight="normal" officeooo:rsid="009538bb" style:font-style-asian="normal" style:font-weight-asian="normal" style:font-style-complex="normal" style:font-weight-complex="normal"/>
    </style:style>
    <style:style style:name="T159" style:family="text">
      <style:text-properties fo:color="#0b08f0" fo:font-style="normal" fo:font-weight="normal" officeooo:rsid="0096466f" style:font-style-asian="normal" style:font-weight-asian="normal" style:font-style-complex="normal" style:font-weight-complex="normal"/>
    </style:style>
    <style:style style:name="T160" style:family="text">
      <style:text-properties fo:color="#0b08f0" fo:font-style="normal" fo:font-weight="normal" officeooo:rsid="00976329" style:font-style-asian="normal" style:font-weight-asian="normal" style:font-style-complex="normal" style:font-weight-complex="normal"/>
    </style:style>
    <style:style style:name="T161" style:family="text">
      <style:text-properties fo:color="#0b08f0" fo:font-style="normal" fo:font-weight="normal" officeooo:rsid="0099f2dd" style:font-style-asian="normal" style:font-weight-asian="normal" style:font-style-complex="normal" style:font-weight-complex="normal"/>
    </style:style>
    <style:style style:name="T162" style:family="text">
      <style:text-properties fo:color="#0b08f0" fo:font-style="normal" fo:font-weight="normal" officeooo:rsid="00a69f50" style:font-style-asian="normal" style:font-weight-asian="normal" style:font-style-complex="normal" style:font-weight-complex="normal"/>
    </style:style>
    <style:style style:name="T163" style:family="text">
      <style:text-properties fo:color="#0b08f0" fo:font-style="normal" fo:font-weight="normal" officeooo:rsid="00a792cb" style:font-style-asian="normal" style:font-weight-asian="normal" style:font-style-complex="normal" style:font-weight-complex="normal"/>
    </style:style>
    <style:style style:name="T164" style:family="text">
      <style:text-properties fo:color="#0b08f0" fo:font-style="normal" fo:font-weight="normal" officeooo:rsid="00c6c6e9" style:font-style-asian="normal" style:font-weight-asian="normal" style:font-style-complex="normal" style:font-weight-complex="normal"/>
    </style:style>
    <style:style style:name="T165" style:family="text">
      <style:text-properties fo:color="#0b08f0" fo:font-style="normal" fo:font-weight="normal" officeooo:rsid="008913e0" fo:background-color="transparent" loext:char-shading-value="0" style:font-style-asian="normal" style:font-weight-asian="normal" style:font-style-complex="normal" style:font-weight-complex="normal"/>
    </style:style>
    <style:style style:name="T166" style:family="text">
      <style:text-properties fo:color="#0b08f0" officeooo:rsid="00e0aae3"/>
    </style:style>
    <style:style style:name="T167" style:family="text">
      <style:text-properties fo:color="#0b08f0" style:font-name="Noto Serif CJK KR1" fo:font-style="normal" fo:font-weight="normal" style:font-name-asian="Noto Serif CJK KR1" style:font-style-asian="normal" style:font-weight-asian="normal" style:font-name-complex="Noto Serif CJK KR1" style:font-style-complex="normal" style:font-weight-complex="normal"/>
    </style:style>
    <style:style style:name="T168" style:family="text">
      <style:text-properties fo:color="#0b08f0" style:font-name="Noto Serif CJK KR1" fo:font-style="normal" fo:font-weight="normal" officeooo:rsid="008caf97" style:font-name-asian="Noto Serif CJK KR1" style:font-style-asian="normal" style:font-weight-asian="normal" style:font-name-complex="Noto Serif CJK KR1" style:font-style-complex="normal" style:font-weight-complex="normal"/>
    </style:style>
    <style:style style:name="T169" style:family="text">
      <style:text-properties fo:color="#0b08f0" style:font-name="Noto Serif CJK KR1" fo:font-style="normal" fo:font-weight="normal" officeooo:rsid="016e7016" style:font-name-asian="Noto Serif CJK KR1" style:font-style-asian="normal" style:font-weight-asian="normal" style:font-name-complex="Noto Serif CJK KR1" style:font-style-complex="normal" style:font-weight-complex="normal"/>
    </style:style>
    <style:style style:name="T170" style:family="text">
      <style:text-properties fo:color="#0b08f0" style:font-name="Noto Serif CJK KR1" style:font-name-asian="Noto Serif CJK KR1" style:font-name-complex="Noto Serif CJK KR1"/>
    </style:style>
    <style:style style:name="T171" style:family="text">
      <style:text-properties fo:color="#0b08f0" style:font-name="Noto Serif CJK KR1" officeooo:rsid="009dbdab" style:font-name-asian="Noto Serif CJK KR1" style:font-name-complex="Noto Serif CJK KR1"/>
    </style:style>
    <style:style style:name="T172" style:family="text">
      <style:text-properties fo:color="#0b08f0" officeooo:rsid="011c9fab"/>
    </style:style>
    <style:style style:name="T173" style:family="text">
      <style:text-properties fo:color="#0b08f0" fo:font-weight="normal" officeooo:rsid="007b3bc1" style:font-weight-asian="normal" style:font-weight-complex="normal"/>
    </style:style>
    <style:style style:name="T174" style:family="text">
      <style:text-properties fo:color="#0b08f0" fo:font-weight="normal" officeooo:rsid="00853988" style:font-weight-asian="normal" style:font-weight-complex="normal"/>
    </style:style>
    <style:style style:name="T175" style:family="text">
      <style:text-properties fo:color="#0b08f0" fo:font-weight="normal" officeooo:rsid="00ed8f13" style:font-weight-asian="normal" style:font-weight-complex="normal"/>
    </style:style>
    <style:style style:name="T176" style:family="text">
      <style:text-properties fo:color="#0b08f0" fo:font-weight="normal" officeooo:rsid="009dbdab" style:font-weight-asian="normal" style:font-weight-complex="normal"/>
    </style:style>
    <style:style style:name="T177" style:family="text">
      <style:text-properties fo:color="#0b08f0" officeooo:rsid="0062744f"/>
    </style:style>
    <style:style style:name="T178" style:family="text">
      <style:text-properties fo:color="#0b08f0" officeooo:rsid="001dc698"/>
    </style:style>
    <style:style style:name="T179" style:family="text">
      <style:text-properties fo:color="#0b08f0" officeooo:rsid="00636f13"/>
    </style:style>
    <style:style style:name="T180" style:family="text">
      <style:text-properties fo:color="#0b08f0" officeooo:rsid="013c2411"/>
    </style:style>
    <style:style style:name="T181" style:family="text">
      <style:text-properties fo:color="#0b08f0" officeooo:rsid="006d1f5e"/>
    </style:style>
    <style:style style:name="T182" style:family="text">
      <style:text-properties style:font-name="Noto Serif CJK KR1" fo:font-size="12pt" fo:font-style="normal" fo:font-weight="normal" officeooo:rsid="009904d6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183" style:family="text">
      <style:text-properties style:font-name="Noto Serif CJK KR1" fo:font-size="12pt" fo:font-style="normal" fo:font-weight="normal" officeooo:rsid="001861d9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184" style:family="text">
      <style:text-properties style:font-name="Noto Serif CJK KR1" fo:font-size="12pt" fo:font-style="normal" fo:font-weight="normal" officeooo:rsid="008f722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185" style:family="text">
      <style:text-properties style:font-name="Noto Serif CJK KR1" fo:font-size="12pt" fo:font-style="normal" fo:font-weight="normal" officeooo:rsid="0101f7fe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186" style:family="text">
      <style:text-properties style:font-name="Noto Serif CJK KR1" fo:font-size="12pt" fo:font-style="normal" fo:font-weight="normal" officeooo:rsid="010df30d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187" style:family="text">
      <style:text-properties style:font-name="Noto Serif CJK KR1" fo:font-size="12pt" fo:font-style="normal" fo:font-weight="normal" officeooo:rsid="00bdef9f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188" style:family="text">
      <style:text-properties style:font-name="Noto Serif CJK KR1" fo:font-size="12pt" fo:font-style="normal" fo:font-weight="normal" officeooo:rsid="016144b8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189" style:family="text">
      <style:text-properties style:font-name="Noto Serif CJK KR1" fo:font-size="12pt" fo:font-style="normal" fo:font-weight="bold" officeooo:rsid="0101563d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T190" style:family="text">
      <style:text-properties style:font-name="Noto Serif CJK KR1" fo:font-size="12pt" fo:font-style="normal" fo:font-weight="bold" officeooo:rsid="008f7227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T191" style:family="text">
      <style:text-properties style:font-name="Noto Serif CJK KR1" style:font-name-asian="Noto Serif CJK KR1" style:font-name-complex="Noto Serif CJK KR1"/>
    </style:style>
    <style:style style:name="T192" style:family="text">
      <style:text-properties style:font-name="Noto Serif CJK KR1" officeooo:rsid="00db0bce" style:font-name-asian="Noto Serif CJK KR1" style:font-name-complex="Noto Serif CJK KR1"/>
    </style:style>
    <style:style style:name="T193" style:family="text">
      <style:text-properties style:font-name="Noto Serif CJK KR1" officeooo:rsid="00e529ec" style:font-name-asian="Noto Serif CJK KR1" style:font-name-complex="Noto Serif CJK KR1"/>
    </style:style>
    <style:style style:name="T194" style:family="text">
      <style:text-properties style:font-name="Noto Serif CJK KR1" officeooo:rsid="00e6c87a" style:font-name-asian="Noto Serif CJK KR1" style:font-name-complex="Noto Serif CJK KR1"/>
    </style:style>
    <style:style style:name="T195" style:family="text">
      <style:text-properties style:font-name="Noto Serif CJK KR1" officeooo:rsid="00ed0227" style:font-name-asian="Noto Serif CJK KR1" style:font-name-complex="Noto Serif CJK KR1"/>
    </style:style>
    <style:style style:name="T196" style:family="text">
      <style:text-properties style:font-name="Noto Serif CJK KR1" officeooo:rsid="00f029fb" style:font-name-asian="Noto Serif CJK KR1" style:font-name-complex="Noto Serif CJK KR1"/>
    </style:style>
    <style:style style:name="T197" style:family="text">
      <style:text-properties style:font-name="Noto Serif CJK KR1" officeooo:rsid="00f8d82f" style:font-name-asian="Noto Serif CJK KR1" style:font-name-complex="Noto Serif CJK KR1"/>
    </style:style>
    <style:style style:name="T198" style:family="text">
      <style:text-properties style:font-name="Noto Serif CJK KR1" officeooo:rsid="00fa0341" style:font-name-asian="Noto Serif CJK KR1" style:font-name-complex="Noto Serif CJK KR1"/>
    </style:style>
    <style:style style:name="T199" style:family="text">
      <style:text-properties style:font-name="Noto Serif CJK KR1" officeooo:rsid="0108929d" style:font-name-asian="Noto Serif CJK KR1" style:font-name-complex="Noto Serif CJK KR1"/>
    </style:style>
    <style:style style:name="T200" style:family="text">
      <style:text-properties style:font-name="Noto Serif CJK KR1" officeooo:rsid="010c3a10" style:font-name-asian="Noto Serif CJK KR1" style:font-name-complex="Noto Serif CJK KR1"/>
    </style:style>
    <style:style style:name="T201" style:family="text">
      <style:text-properties style:font-name="Noto Serif CJK KR1" officeooo:rsid="0110ac3d" style:font-name-asian="Noto Serif CJK KR1" style:font-name-complex="Noto Serif CJK KR1"/>
    </style:style>
    <style:style style:name="T202" style:family="text">
      <style:text-properties style:font-name="Noto Serif CJK KR1" officeooo:rsid="0111259f" style:font-name-asian="Noto Serif CJK KR1" style:font-name-complex="Noto Serif CJK KR1"/>
    </style:style>
    <style:style style:name="T203" style:family="text">
      <style:text-properties style:font-name="Noto Serif CJK KR1" officeooo:rsid="01144a7b" style:font-name-asian="Noto Serif CJK KR1" style:font-name-complex="Noto Serif CJK KR1"/>
    </style:style>
    <style:style style:name="T204" style:family="text">
      <style:text-properties style:font-name="Noto Serif CJK KR1" officeooo:rsid="011c9fab" style:font-name-asian="Noto Serif CJK KR1" style:font-name-complex="Noto Serif CJK KR1"/>
    </style:style>
    <style:style style:name="T205" style:family="text">
      <style:text-properties style:font-name="Noto Serif CJK KR1" officeooo:rsid="009dbdab" style:font-name-asian="Noto Serif CJK KR1" style:font-name-complex="Noto Serif CJK KR1"/>
    </style:style>
    <style:style style:name="T206" style:family="text">
      <style:text-properties style:font-name="Noto Serif CJK KR1" officeooo:rsid="01384b92" style:font-name-asian="Noto Serif CJK KR1" style:font-name-complex="Noto Serif CJK KR1"/>
    </style:style>
    <style:style style:name="T207" style:family="text">
      <style:text-properties style:font-name="Noto Serif CJK KR1" officeooo:rsid="013c58cc" style:font-name-asian="Noto Serif CJK KR1" style:font-name-complex="Noto Serif CJK KR1"/>
    </style:style>
    <style:style style:name="T208" style:family="text">
      <style:text-properties style:font-name="Noto Serif CJK KR1" officeooo:rsid="013cb1d5" style:font-name-asian="Noto Serif CJK KR1" style:font-name-complex="Noto Serif CJK KR1"/>
    </style:style>
    <style:style style:name="T209" style:family="text">
      <style:text-properties style:font-name="Noto Serif CJK KR1" officeooo:rsid="00fd45bf" style:font-name-asian="Noto Serif CJK KR1" style:font-name-complex="Noto Serif CJK KR1"/>
    </style:style>
    <style:style style:name="T210" style:family="text">
      <style:text-properties style:font-name="Noto Serif CJK KR1" officeooo:rsid="0142f717" style:font-name-asian="Noto Serif CJK KR1" style:font-name-complex="Noto Serif CJK KR1"/>
    </style:style>
    <style:style style:name="T211" style:family="text">
      <style:text-properties style:font-name="Noto Serif CJK KR1" officeooo:rsid="015265eb" style:font-name-asian="Noto Serif CJK KR1" style:font-name-complex="Noto Serif CJK KR1"/>
    </style:style>
    <style:style style:name="T212" style:family="text">
      <style:text-properties style:font-name="Noto Serif CJK KR1" officeooo:rsid="0152b095" style:font-name-asian="Noto Serif CJK KR1" style:font-name-complex="Noto Serif CJK KR1"/>
    </style:style>
    <style:style style:name="T213" style:family="text">
      <style:text-properties style:font-name="Noto Serif CJK KR1" officeooo:rsid="01598ccf" style:font-name-asian="Noto Serif CJK KR1" style:font-name-complex="Noto Serif CJK KR1"/>
    </style:style>
    <style:style style:name="T214" style:family="text">
      <style:text-properties style:font-name="Noto Serif CJK KR1" officeooo:rsid="015c3033" style:font-name-asian="Noto Serif CJK KR1" style:font-name-complex="Noto Serif CJK KR1"/>
    </style:style>
    <style:style style:name="T215" style:family="text">
      <style:text-properties style:font-name="Noto Serif CJK KR1" officeooo:rsid="0165ec26" style:font-name-asian="Noto Serif CJK KR1" style:font-name-complex="Noto Serif CJK KR1"/>
    </style:style>
    <style:style style:name="T216" style:family="text">
      <style:text-properties style:font-name="Noto Serif CJK KR1" officeooo:rsid="0167e67e" style:font-name-asian="Noto Serif CJK KR1" style:font-name-complex="Noto Serif CJK KR1"/>
    </style:style>
    <style:style style:name="T217" style:family="text">
      <style:text-properties style:font-name="Noto Serif CJK KR1" officeooo:rsid="016acedc" style:font-name-asian="Noto Serif CJK KR1" style:font-name-complex="Noto Serif CJK KR1"/>
    </style:style>
    <style:style style:name="T218" style:family="text">
      <style:text-properties style:font-name="Noto Serif CJK KR1" officeooo:rsid="016c0c7c" style:font-name-asian="Noto Serif CJK KR1" style:font-name-complex="Noto Serif CJK KR1"/>
    </style:style>
    <style:style style:name="T219" style:family="text">
      <style:text-properties style:font-name="Noto Serif CJK KR1" officeooo:rsid="016cdcab" style:font-name-asian="Noto Serif CJK KR1" style:font-name-complex="Noto Serif CJK KR1"/>
    </style:style>
    <style:style style:name="T220" style:family="text">
      <style:text-properties style:font-name="Noto Serif CJK KR1" officeooo:rsid="016f73e0" style:font-name-asian="Noto Serif CJK KR1" style:font-name-complex="Noto Serif CJK KR1"/>
    </style:style>
    <style:style style:name="T221" style:family="text">
      <style:text-properties style:font-name="Noto Serif CJK KR1" officeooo:rsid="0170e556" style:font-name-asian="Noto Serif CJK KR1" style:font-name-complex="Noto Serif CJK KR1"/>
    </style:style>
    <style:style style:name="T222" style:family="text">
      <style:text-properties style:font-name="Noto Serif CJK KR1" officeooo:rsid="01726965" style:font-name-asian="Noto Serif CJK KR1" style:font-name-complex="Noto Serif CJK KR1"/>
    </style:style>
    <style:style style:name="T223" style:family="text">
      <style:text-properties style:font-name="Noto Serif CJK KR1" officeooo:rsid="01753303" style:font-name-asian="Noto Serif CJK KR1" style:font-name-complex="Noto Serif CJK KR1"/>
    </style:style>
    <style:style style:name="T224" style:family="text">
      <style:text-properties style:font-name="Noto Serif CJK KR1" officeooo:rsid="0178f4d0" style:font-name-asian="Noto Serif CJK KR1" style:font-name-complex="Noto Serif CJK KR1"/>
    </style:style>
    <style:style style:name="T225" style:family="text">
      <style:text-properties style:font-name="Noto Serif CJK KR1" officeooo:rsid="017daa8b" style:font-name-asian="Noto Serif CJK KR1" style:font-name-complex="Noto Serif CJK KR1"/>
    </style:style>
    <style:style style:name="T226" style:family="text">
      <style:text-properties style:font-name="Noto Serif CJK KR1" officeooo:rsid="017e897f" style:font-name-asian="Noto Serif CJK KR1" style:font-name-complex="Noto Serif CJK KR1"/>
    </style:style>
    <style:style style:name="T227" style:family="text">
      <style:text-properties style:font-name="Noto Serif CJK KR1" fo:font-style="normal" fo:font-weight="normal" style:font-name-asian="Noto Serif CJK KR1" style:font-style-asian="normal" style:font-weight-asian="normal" style:font-name-complex="Noto Serif CJK KR1" style:font-style-complex="normal" style:font-weight-complex="normal"/>
    </style:style>
    <style:style style:name="T228" style:family="text">
      <style:text-properties style:font-name="Noto Serif CJK KR1" fo:font-style="normal" fo:font-weight="normal" officeooo:rsid="00db0bce" style:font-name-asian="Noto Serif CJK KR1" style:font-style-asian="normal" style:font-weight-asian="normal" style:font-name-complex="Noto Serif CJK KR1" style:font-style-complex="normal" style:font-weight-complex="normal"/>
    </style:style>
    <style:style style:name="T229" style:family="text">
      <style:text-properties style:font-name="Noto Serif CJK KR1" fo:font-style="normal" fo:font-weight="normal" officeooo:rsid="00f029fb" style:font-name-asian="Noto Serif CJK KR1" style:font-style-asian="normal" style:font-weight-asian="normal" style:font-name-complex="Noto Serif CJK KR1" style:font-style-complex="normal" style:font-weight-complex="normal"/>
    </style:style>
    <style:style style:name="T230" style:family="text">
      <style:text-properties style:font-name="Noto Serif CJK KR1" fo:font-style="normal" fo:font-weight="normal" officeooo:rsid="00f8d82f" style:font-name-asian="Noto Serif CJK KR1" style:font-style-asian="normal" style:font-weight-asian="normal" style:font-name-complex="Noto Serif CJK KR1" style:font-style-complex="normal" style:font-weight-complex="normal"/>
    </style:style>
    <style:style style:name="T231" style:family="text">
      <style:text-properties style:font-name="Noto Serif CJK KR1" fo:font-style="normal" fo:font-weight="normal" officeooo:rsid="00f92849" style:font-name-asian="Noto Serif CJK KR1" style:font-style-asian="normal" style:font-weight-asian="normal" style:font-name-complex="Noto Serif CJK KR1" style:font-style-complex="normal" style:font-weight-complex="normal"/>
    </style:style>
    <style:style style:name="T232" style:family="text">
      <style:text-properties style:font-name="Noto Serif CJK KR1" fo:font-style="normal" fo:font-weight="normal" officeooo:rsid="00fa0341" style:font-name-asian="Noto Serif CJK KR1" style:font-style-asian="normal" style:font-weight-asian="normal" style:font-name-complex="Noto Serif CJK KR1" style:font-style-complex="normal" style:font-weight-complex="normal"/>
    </style:style>
    <style:style style:name="T233" style:family="text">
      <style:text-properties style:font-name="Noto Serif CJK KR1" fo:font-style="normal" fo:font-weight="normal" officeooo:rsid="010629f3" style:font-name-asian="Noto Serif CJK KR1" style:font-style-asian="normal" style:font-weight-asian="normal" style:font-name-complex="Noto Serif CJK KR1" style:font-style-complex="normal" style:font-weight-complex="normal"/>
    </style:style>
    <style:style style:name="T234" style:family="text">
      <style:text-properties style:font-name="Noto Serif CJK KR1" fo:font-style="normal" fo:font-weight="normal" officeooo:rsid="0108929d" style:font-name-asian="Noto Serif CJK KR1" style:font-style-asian="normal" style:font-weight-asian="normal" style:font-name-complex="Noto Serif CJK KR1" style:font-style-complex="normal" style:font-weight-complex="normal"/>
    </style:style>
    <style:style style:name="T235" style:family="text">
      <style:text-properties style:font-name="Noto Serif CJK KR1" fo:font-style="normal" fo:font-weight="normal" officeooo:rsid="0111259f" style:font-name-asian="Noto Serif CJK KR1" style:font-style-asian="normal" style:font-weight-asian="normal" style:font-name-complex="Noto Serif CJK KR1" style:font-style-complex="normal" style:font-weight-complex="normal"/>
    </style:style>
    <style:style style:name="T236" style:family="text">
      <style:text-properties style:font-name="Noto Serif CJK KR1" fo:font-style="normal" fo:font-weight="normal" officeooo:rsid="0118be72" style:font-name-asian="Noto Serif CJK KR1" style:font-style-asian="normal" style:font-weight-asian="normal" style:font-name-complex="Noto Serif CJK KR1" style:font-style-complex="normal" style:font-weight-complex="normal"/>
    </style:style>
    <style:style style:name="T237" style:family="text">
      <style:text-properties style:font-name="Noto Serif CJK KR1" fo:font-style="normal" fo:font-weight="normal" officeooo:rsid="011c9fab" style:font-name-asian="Noto Serif CJK KR1" style:font-style-asian="normal" style:font-weight-asian="normal" style:font-name-complex="Noto Serif CJK KR1" style:font-style-complex="normal" style:font-weight-complex="normal"/>
    </style:style>
    <style:style style:name="T238" style:family="text">
      <style:text-properties style:font-name="Noto Serif CJK KR1" fo:font-style="normal" fo:font-weight="normal" officeooo:rsid="011d474a" style:font-name-asian="Noto Serif CJK KR1" style:font-style-asian="normal" style:font-weight-asian="normal" style:font-name-complex="Noto Serif CJK KR1" style:font-style-complex="normal" style:font-weight-complex="normal"/>
    </style:style>
    <style:style style:name="T239" style:family="text">
      <style:text-properties style:font-name="Noto Serif CJK KR1" fo:font-style="normal" fo:font-weight="normal" officeooo:rsid="0127f28f" style:font-name-asian="Noto Serif CJK KR1" style:font-style-asian="normal" style:font-weight-asian="normal" style:font-name-complex="Noto Serif CJK KR1" style:font-style-complex="normal" style:font-weight-complex="normal"/>
    </style:style>
    <style:style style:name="T240" style:family="text">
      <style:text-properties style:font-name="Noto Serif CJK KR1" fo:font-style="normal" fo:font-weight="normal" officeooo:rsid="0069d818" style:font-name-asian="Noto Serif CJK KR1" style:font-style-asian="normal" style:font-weight-asian="normal" style:font-name-complex="Noto Serif CJK KR1" style:font-style-complex="normal" style:font-weight-complex="normal"/>
    </style:style>
    <style:style style:name="T241" style:family="text">
      <style:text-properties style:font-name="Noto Serif CJK KR1" fo:font-style="normal" fo:font-weight="normal" officeooo:rsid="008caf97" style:font-name-asian="Noto Serif CJK KR1" style:font-style-asian="normal" style:font-weight-asian="normal" style:font-name-complex="Noto Serif CJK KR1" style:font-style-complex="normal" style:font-weight-complex="normal"/>
    </style:style>
    <style:style style:name="T242" style:family="text">
      <style:text-properties style:font-name="Noto Serif CJK KR1" fo:font-style="normal" fo:font-weight="normal" officeooo:rsid="001861d9" style:font-name-asian="Noto Serif CJK KR1" style:font-style-asian="normal" style:font-weight-asian="normal" style:font-name-complex="Noto Serif CJK KR1" style:font-style-complex="normal" style:font-weight-complex="normal"/>
    </style:style>
    <style:style style:name="T243" style:family="text">
      <style:text-properties style:font-name="Noto Serif CJK KR1" fo:font-style="normal" fo:font-weight="normal" officeooo:rsid="008da9c7" style:font-name-asian="Noto Serif CJK KR1" style:font-style-asian="normal" style:font-weight-asian="normal" style:font-name-complex="Noto Serif CJK KR1" style:font-style-complex="normal" style:font-weight-complex="normal"/>
    </style:style>
    <style:style style:name="T244" style:family="text">
      <style:text-properties style:font-name="Noto Serif CJK KR1" fo:font-style="normal" fo:font-weight="normal" officeooo:rsid="01316c64" style:font-name-asian="Noto Serif CJK KR1" style:font-style-asian="normal" style:font-weight-asian="normal" style:font-name-complex="Noto Serif CJK KR1" style:font-style-complex="normal" style:font-weight-complex="normal"/>
    </style:style>
    <style:style style:name="T245" style:family="text">
      <style:text-properties style:font-name="Noto Serif CJK KR1" fo:font-style="normal" fo:font-weight="normal" officeooo:rsid="013d1581" style:font-name-asian="Noto Serif CJK KR1" style:font-style-asian="normal" style:font-weight-asian="normal" style:font-name-complex="Noto Serif CJK KR1" style:font-style-complex="normal" style:font-weight-complex="normal"/>
    </style:style>
    <style:style style:name="T246" style:family="text">
      <style:text-properties style:font-name="Noto Serif CJK KR1" fo:font-style="normal" fo:font-weight="normal" officeooo:rsid="01403b48" style:font-name-asian="Noto Serif CJK KR1" style:font-style-asian="normal" style:font-weight-asian="normal" style:font-name-complex="Noto Serif CJK KR1" style:font-style-complex="normal" style:font-weight-complex="normal"/>
    </style:style>
    <style:style style:name="T247" style:family="text">
      <style:text-properties style:font-name="Noto Serif CJK KR1" fo:font-style="normal" fo:font-weight="normal" officeooo:rsid="0142f717" style:font-name-asian="Noto Serif CJK KR1" style:font-style-asian="normal" style:font-weight-asian="normal" style:font-name-complex="Noto Serif CJK KR1" style:font-style-complex="normal" style:font-weight-complex="normal"/>
    </style:style>
    <style:style style:name="T248" style:family="text">
      <style:text-properties style:font-name="Noto Serif CJK KR1" fo:font-style="normal" fo:font-weight="normal" officeooo:rsid="00fd45bf" style:font-name-asian="Noto Serif CJK KR1" style:font-style-asian="normal" style:font-weight-asian="normal" style:font-name-complex="Noto Serif CJK KR1" style:font-style-complex="normal" style:font-weight-complex="normal"/>
    </style:style>
    <style:style style:name="T249" style:family="text">
      <style:text-properties style:font-name="Noto Serif CJK KR1" fo:font-style="normal" fo:font-weight="normal" officeooo:rsid="015265eb" style:font-name-asian="Noto Serif CJK KR1" style:font-style-asian="normal" style:font-weight-asian="normal" style:font-name-complex="Noto Serif CJK KR1" style:font-style-complex="normal" style:font-weight-complex="normal"/>
    </style:style>
    <style:style style:name="T250" style:family="text">
      <style:text-properties style:font-name="Noto Serif CJK KR1" fo:font-style="normal" fo:font-weight="normal" officeooo:rsid="01598ccf" style:font-name-asian="Noto Serif CJK KR1" style:font-style-asian="normal" style:font-weight-asian="normal" style:font-name-complex="Noto Serif CJK KR1" style:font-style-complex="normal" style:font-weight-complex="normal"/>
    </style:style>
    <style:style style:name="T251" style:family="text">
      <style:text-properties style:font-name="Noto Serif CJK KR1" fo:font-style="normal" fo:font-weight="normal" officeooo:rsid="015cbea0" style:font-name-asian="Noto Serif CJK KR1" style:font-style-asian="normal" style:font-weight-asian="normal" style:font-name-complex="Noto Serif CJK KR1" style:font-style-complex="normal" style:font-weight-complex="normal"/>
    </style:style>
    <style:style style:name="T252" style:family="text">
      <style:text-properties style:font-name="Noto Serif CJK KR1" fo:font-style="normal" fo:font-weight="normal" officeooo:rsid="01648fc4" style:font-name-asian="Noto Serif CJK KR1" style:font-style-asian="normal" style:font-weight-asian="normal" style:font-name-complex="Noto Serif CJK KR1" style:font-style-complex="normal" style:font-weight-complex="normal"/>
    </style:style>
    <style:style style:name="T253" style:family="text">
      <style:text-properties style:font-name="Noto Serif CJK KR1" fo:font-style="normal" fo:font-weight="normal" officeooo:rsid="016c0c7c" style:font-name-asian="Noto Serif CJK KR1" style:font-style-asian="normal" style:font-weight-asian="normal" style:font-name-complex="Noto Serif CJK KR1" style:font-style-complex="normal" style:font-weight-complex="normal"/>
    </style:style>
    <style:style style:name="T254" style:family="text">
      <style:text-properties style:font-name="Noto Serif CJK KR1" fo:font-style="normal" fo:font-weight="normal" officeooo:rsid="0165ec26" style:font-name-asian="Noto Serif CJK KR1" style:font-style-asian="normal" style:font-weight-asian="normal" style:font-name-complex="Noto Serif CJK KR1" style:font-style-complex="normal" style:font-weight-complex="normal"/>
    </style:style>
    <style:style style:name="T255" style:family="text">
      <style:text-properties style:font-name="Noto Serif CJK KR1" fo:font-style="normal" fo:font-weight="normal" officeooo:rsid="016e7016" style:font-name-asian="Noto Serif CJK KR1" style:font-style-asian="normal" style:font-weight-asian="normal" style:font-name-complex="Noto Serif CJK KR1" style:font-style-complex="normal" style:font-weight-complex="normal"/>
    </style:style>
    <style:style style:name="T256" style:family="text">
      <style:text-properties style:font-name="Noto Serif CJK KR1" fo:font-style="normal" fo:font-weight="normal" officeooo:rsid="01753303" style:font-name-asian="Noto Serif CJK KR1" style:font-style-asian="normal" style:font-weight-asian="normal" style:font-name-complex="Noto Serif CJK KR1" style:font-style-complex="normal" style:font-weight-complex="normal"/>
    </style:style>
    <style:style style:name="T257" style:family="text">
      <style:text-properties style:font-name="Noto Serif CJK KR1" fo:font-style="normal" fo:font-weight="normal" officeooo:rsid="01772c1f" style:font-name-asian="Noto Serif CJK KR1" style:font-style-asian="normal" style:font-weight-asian="normal" style:font-name-complex="Noto Serif CJK KR1" style:font-style-complex="normal" style:font-weight-complex="normal"/>
    </style:style>
    <style:style style:name="T258" style:family="text">
      <style:text-properties style:font-name="Noto Serif CJK KR1" fo:font-style="normal" fo:font-weight="normal" officeooo:rsid="017daa8b" style:font-name-asian="Noto Serif CJK KR1" style:font-style-asian="normal" style:font-weight-asian="normal" style:font-name-complex="Noto Serif CJK KR1" style:font-style-complex="normal" style:font-weight-complex="normal"/>
    </style:style>
    <style:style style:name="T259" style:family="text">
      <style:text-properties style:font-name="Noto Serif CJK KR1" fo:font-style="normal" fo:font-weight="normal" officeooo:rsid="0180fb2f" style:font-name-asian="Noto Serif CJK KR1" style:font-style-asian="normal" style:font-weight-asian="normal" style:font-name-complex="Noto Serif CJK KR1" style:font-style-complex="normal" style:font-weight-complex="normal"/>
    </style:style>
    <style:style style:name="T260" style:family="text">
      <style:text-properties style:font-name="Noto Serif CJK KR1" fo:font-style="normal" officeooo:rsid="00db0bce" style:font-name-asian="Noto Serif CJK KR1" style:font-style-asian="normal" style:font-name-complex="Noto Serif CJK KR1" style:font-style-complex="normal"/>
    </style:style>
    <style:style style:name="T261" style:family="text">
      <style:text-properties style:font-name="Noto Serif CJK KR1" fo:font-style="normal" officeooo:rsid="00da8853" style:font-name-asian="Noto Serif CJK KR1" style:font-style-asian="normal" style:font-name-complex="Noto Serif CJK KR1" style:font-style-complex="normal"/>
    </style:style>
    <style:style style:name="T262" style:family="text">
      <style:text-properties style:font-name="Noto Serif CJK KR1" fo:font-style="normal" officeooo:rsid="008caf97" style:font-name-asian="Noto Serif CJK KR1" style:font-style-asian="normal" style:font-name-complex="Noto Serif CJK KR1" style:font-style-complex="normal"/>
    </style:style>
    <style:style style:name="T263" style:family="text">
      <style:text-properties style:font-name="Noto Serif CJK KR1" fo:font-style="normal" officeooo:rsid="00fd45bf" style:font-name-asian="Noto Serif CJK KR1" style:font-style-asian="normal" style:font-name-complex="Noto Serif CJK KR1" style:font-style-complex="normal"/>
    </style:style>
    <style:style style:name="T264" style:family="text">
      <style:text-properties style:font-name="Noto Serif CJK KR1" fo:font-style="normal" officeooo:rsid="0142f717" style:font-name-asian="Noto Serif CJK KR1" style:font-style-asian="normal" style:font-name-complex="Noto Serif CJK KR1" style:font-style-complex="normal"/>
    </style:style>
    <style:style style:name="T265" style:family="text">
      <style:text-properties style:font-name="Noto Serif CJK KR1" fo:font-weight="normal" style:font-name-asian="Noto Serif CJK KR1" style:font-weight-asian="normal" style:font-name-complex="Noto Serif CJK KR1" style:font-weight-complex="normal"/>
    </style:style>
    <style:style style:name="T266" style:family="text">
      <style:text-properties style:font-name="Noto Serif CJK KR1" fo:font-weight="normal" officeooo:rsid="010c9019" style:font-name-asian="Noto Serif CJK KR1" style:font-weight-asian="normal" style:font-name-complex="Noto Serif CJK KR1" style:font-weight-complex="normal"/>
    </style:style>
    <style:style style:name="T267" style:family="text">
      <style:text-properties style:font-name="Noto Serif CJK KR1" fo:font-weight="normal" officeooo:rsid="0110ac3d" style:font-name-asian="Noto Serif CJK KR1" style:font-weight-asian="normal" style:font-name-complex="Noto Serif CJK KR1" style:font-weight-complex="normal"/>
    </style:style>
    <style:style style:name="T268" style:family="text">
      <style:text-properties style:font-name="Noto Serif CJK KR1" fo:font-weight="normal" officeooo:rsid="01598ccf" style:font-name-asian="Noto Serif CJK KR1" style:font-weight-asian="normal" style:font-name-complex="Noto Serif CJK KR1" style:font-weight-complex="normal"/>
    </style:style>
    <style:style style:name="T269" style:family="text">
      <style:text-properties style:font-name="Noto Serif CJK KR1" fo:font-size="12pt" fo:font-style="normal" fo:font-weight="normal" officeooo:rsid="010df30d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270" style:family="text">
      <style:text-properties officeooo:rsid="00db875e"/>
    </style:style>
    <style:style style:name="T271" style:family="text">
      <style:text-properties officeooo:rsid="00dd3cce"/>
    </style:style>
    <style:style style:name="T272" style:family="text">
      <style:text-properties officeooo:rsid="00763e8d"/>
    </style:style>
    <style:style style:name="T273" style:family="text">
      <style:text-properties officeooo:rsid="00dd6be1"/>
    </style:style>
    <style:style style:name="T274" style:family="text">
      <style:text-properties officeooo:rsid="00de7272"/>
    </style:style>
    <style:style style:name="T275" style:family="text">
      <style:text-properties officeooo:rsid="00e02783"/>
    </style:style>
    <style:style style:name="T276" style:family="text">
      <style:text-properties officeooo:rsid="0076b561"/>
    </style:style>
    <style:style style:name="T277" style:family="text">
      <style:text-properties fo:color="#000000"/>
    </style:style>
    <style:style style:name="T278" style:family="text">
      <style:text-properties fo:color="#000000" style:font-name="Noto Serif CJK KR1" officeooo:rsid="00f8d82f" style:font-name-asian="Noto Serif CJK KR1" style:font-name-complex="Noto Serif CJK KR1"/>
    </style:style>
    <style:style style:name="T279" style:family="text">
      <style:text-properties fo:color="#000000" style:font-name="Noto Serif CJK KR1" officeooo:rsid="00db0bce" style:font-name-asian="Noto Serif CJK KR1" style:font-name-complex="Noto Serif CJK KR1"/>
    </style:style>
    <style:style style:name="T280" style:family="text">
      <style:text-properties fo:color="#000000" style:font-name="Noto Serif CJK KR1" officeooo:rsid="0154ebd6" style:font-name-asian="Noto Serif CJK KR1" style:font-name-complex="Noto Serif CJK KR1"/>
    </style:style>
    <style:style style:name="T281" style:family="text">
      <style:text-properties fo:color="#000000" style:font-name="Noto Serif CJK KR1" officeooo:rsid="015a3d0f" style:font-name-asian="Noto Serif CJK KR1" style:font-name-complex="Noto Serif CJK KR1"/>
    </style:style>
    <style:style style:name="T282" style:family="text">
      <style:text-properties fo:color="#000000" style:font-name="Noto Serif CJK KR1" officeooo:rsid="015c3033" style:font-name-asian="Noto Serif CJK KR1" style:font-name-complex="Noto Serif CJK KR1"/>
    </style:style>
    <style:style style:name="T283" style:family="text">
      <style:text-properties fo:color="#000000" style:font-name="Noto Serif CJK KR1" officeooo:rsid="015dfb71" style:font-name-asian="Noto Serif CJK KR1" style:font-name-complex="Noto Serif CJK KR1"/>
    </style:style>
    <style:style style:name="T284" style:family="text">
      <style:text-properties fo:color="#000000" style:font-name="Noto Serif CJK KR1" officeooo:rsid="015e2f33" style:font-name-asian="Noto Serif CJK KR1" style:font-name-complex="Noto Serif CJK KR1"/>
    </style:style>
    <style:style style:name="T285" style:family="text">
      <style:text-properties fo:color="#000000" style:font-name="Noto Serif CJK KR1" officeooo:rsid="015f65a7" style:font-name-asian="Noto Serif CJK KR1" style:font-name-complex="Noto Serif CJK KR1"/>
    </style:style>
    <style:style style:name="T286" style:family="text">
      <style:text-properties fo:color="#000000" style:font-name="Noto Serif CJK KR1" fo:font-style="normal" fo:font-weight="normal" officeooo:rsid="0154ebd6" style:font-name-asian="Noto Serif CJK KR1" style:font-style-asian="normal" style:font-weight-asian="normal" style:font-name-complex="Noto Serif CJK KR1" style:font-style-complex="normal" style:font-weight-complex="normal"/>
    </style:style>
    <style:style style:name="T287" style:family="text">
      <style:text-properties fo:color="#000000" style:font-name="Noto Serif CJK KR1" fo:font-style="normal" fo:font-weight="normal" officeooo:rsid="015dfb71" style:font-name-asian="Noto Serif CJK KR1" style:font-style-asian="normal" style:font-weight-asian="normal" style:font-name-complex="Noto Serif CJK KR1" style:font-style-complex="normal" style:font-weight-complex="normal"/>
    </style:style>
    <style:style style:name="T288" style:family="text">
      <style:text-properties fo:color="#000000" style:font-name="Noto Serif CJK KR1" fo:font-style="normal" fo:font-weight="normal" officeooo:rsid="015f65a7" style:font-name-asian="Noto Serif CJK KR1" style:font-style-asian="normal" style:font-weight-asian="normal" style:font-name-complex="Noto Serif CJK KR1" style:font-style-complex="normal" style:font-weight-complex="normal"/>
    </style:style>
    <style:style style:name="T289" style:family="text">
      <style:text-properties fo:color="#000000" style:font-name="Noto Serif CJK KR1" fo:font-size="12pt" fo:font-style="normal" fo:font-weight="normal" officeooo:rsid="0154ebd6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290" style:family="text">
      <style:text-properties fo:color="#000000" style:font-name="Noto Serif CJK KR1" fo:font-size="12pt" fo:font-style="normal" fo:font-weight="normal" officeooo:rsid="015dfb71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291" style:family="text">
      <style:text-properties fo:color="#000000" style:font-name="Noto Serif CJK KR1" fo:font-size="12pt" fo:font-style="normal" fo:font-weight="normal" officeooo:rsid="015f65a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292" style:family="text">
      <style:text-properties fo:color="#000000" fo:font-style="normal" style:font-style-asian="normal" style:font-style-complex="normal"/>
    </style:style>
    <style:style style:name="T293" style:family="text">
      <style:text-properties fo:color="#000000" fo:font-style="normal" officeooo:rsid="001dc698" style:font-style-asian="normal" style:font-style-complex="normal"/>
    </style:style>
    <style:style style:name="T294" style:family="text">
      <style:text-properties fo:color="#000000" officeooo:rsid="00bdef9f"/>
    </style:style>
    <style:style style:name="T295" style:family="text">
      <style:text-properties fo:color="#000000" officeooo:rsid="015dfb71"/>
    </style:style>
    <style:style style:name="T296" style:family="text">
      <style:text-properties fo:color="#000000" officeooo:rsid="015e2f33"/>
    </style:style>
    <style:style style:name="T297" style:family="text">
      <style:text-properties fo:color="#000000" officeooo:rsid="016144b8"/>
    </style:style>
    <style:style style:name="T298" style:family="text">
      <style:text-properties officeooo:rsid="00e0aae3"/>
    </style:style>
    <style:style style:name="T299" style:family="text">
      <style:text-properties fo:color="#ff0000" officeooo:rsid="001dc698"/>
    </style:style>
    <style:style style:name="T300" style:family="text">
      <style:text-properties fo:color="#ff0000" style:font-name="Noto Serif CJK KR1" officeooo:rsid="00db0bce" style:font-name-asian="Noto Serif CJK KR1" style:font-name-complex="Noto Serif CJK KR1"/>
    </style:style>
    <style:style style:name="T301" style:family="text">
      <style:text-properties fo:color="#ff0000" style:font-name="Noto Serif CJK KR1" fo:font-size="12pt" fo:font-style="normal" fo:font-weight="normal" officeooo:rsid="00db0bce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302" style:family="text">
      <style:text-properties fo:color="#ff0000" style:font-name="Noto Serif CJK KR1" fo:font-size="12pt" fo:font-style="normal" fo:font-weight="normal" officeooo:rsid="016144b8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303" style:family="text">
      <style:text-properties fo:color="#ff0000" style:font-name="Noto Serif CJK KR1" fo:font-style="normal" fo:font-weight="normal" officeooo:rsid="00db0bce" style:font-name-asian="Noto Serif CJK KR1" style:font-style-asian="normal" style:font-weight-asian="normal" style:font-name-complex="Noto Serif CJK KR1" style:font-style-complex="normal" style:font-weight-complex="normal"/>
    </style:style>
    <style:style style:name="T304" style:family="text">
      <style:text-properties fo:color="#ff0000" style:font-name="Noto Serif CJK KR1" fo:font-style="normal" fo:font-weight="normal" officeooo:rsid="0162034c" style:font-name-asian="Noto Serif CJK KR1" style:font-style-asian="normal" style:font-weight-asian="normal" style:font-name-complex="Noto Serif CJK KR1" style:font-style-complex="normal" style:font-weight-complex="normal"/>
    </style:style>
    <style:style style:name="T305" style:family="text">
      <style:text-properties officeooo:rsid="00e3b020"/>
    </style:style>
    <style:style style:name="T306" style:family="text">
      <style:text-properties officeooo:rsid="0084406b"/>
    </style:style>
    <style:style style:name="T307" style:family="text">
      <style:text-properties officeooo:rsid="0080bf7a"/>
    </style:style>
    <style:style style:name="T308" style:family="text">
      <style:text-properties officeooo:rsid="00efd309"/>
    </style:style>
    <style:style style:name="T309" style:family="text">
      <style:text-properties fo:font-size="16pt" fo:font-style="normal" style:font-size-asian="16pt" style:font-style-asian="normal" style:font-size-complex="16pt" style:font-style-complex="normal"/>
    </style:style>
    <style:style style:name="T310" style:family="text">
      <style:text-properties fo:font-size="16pt" fo:font-style="normal" officeooo:rsid="00f42c3f" style:font-size-asian="16pt" style:font-style-asian="normal" style:font-size-complex="16pt" style:font-style-complex="normal"/>
    </style:style>
    <style:style style:name="T311" style:family="text">
      <style:text-properties fo:font-size="16pt" fo:font-style="normal" officeooo:rsid="014a72d4" style:font-size-asian="16pt" style:font-style-asian="normal" style:font-size-complex="16pt" style:font-style-complex="normal"/>
    </style:style>
    <style:style style:name="T312" style:family="text">
      <style:text-properties fo:font-size="16pt" fo:font-style="normal" officeooo:rsid="014b4f09" style:font-size-asian="16pt" style:font-style-asian="normal" style:font-size-complex="16pt" style:font-style-complex="normal"/>
    </style:style>
    <style:style style:name="T313" style:family="text">
      <style:text-properties fo:font-size="16pt" fo:font-style="normal" officeooo:rsid="014ca203" style:font-size-asian="16pt" style:font-style-asian="normal" style:font-size-complex="16pt" style:font-style-complex="normal"/>
    </style:style>
    <style:style style:name="T314" style:family="text">
      <style:text-properties officeooo:rsid="00f029fb"/>
    </style:style>
    <style:style style:name="T315" style:family="text">
      <style:text-properties officeooo:rsid="009904d6"/>
    </style:style>
    <style:style style:name="T316" style:family="text">
      <style:text-properties officeooo:rsid="00f17539"/>
    </style:style>
    <style:style style:name="T317" style:family="text">
      <style:text-properties officeooo:rsid="00f45655"/>
    </style:style>
    <style:style style:name="T318" style:family="text">
      <style:text-properties officeooo:rsid="00fa0341"/>
    </style:style>
    <style:style style:name="T319" style:family="text">
      <style:text-properties officeooo:rsid="008913e0"/>
    </style:style>
    <style:style style:name="T320" style:family="text">
      <style:text-properties officeooo:rsid="010ef6bc"/>
    </style:style>
    <style:style style:name="T321" style:family="text">
      <style:text-properties officeooo:rsid="0111259f"/>
    </style:style>
    <style:style style:name="T322" style:family="text">
      <style:text-properties officeooo:rsid="011c9fab"/>
    </style:style>
    <style:style style:name="T323" style:family="text">
      <style:text-properties officeooo:rsid="007b3bc1"/>
    </style:style>
    <style:style style:name="T324" style:family="text">
      <style:text-properties officeooo:rsid="009e8413"/>
    </style:style>
    <style:style style:name="T325" style:family="text">
      <style:text-properties officeooo:rsid="01384b92"/>
    </style:style>
    <style:style style:name="T326" style:family="text">
      <style:text-properties officeooo:rsid="01388ca3"/>
    </style:style>
    <style:style style:name="T327" style:family="text">
      <style:text-properties officeooo:rsid="013c2411"/>
    </style:style>
    <style:style style:name="T328" style:family="text">
      <style:text-properties officeooo:rsid="013c58cc"/>
    </style:style>
    <style:style style:name="T329" style:family="text">
      <style:text-properties officeooo:rsid="013cb1d5"/>
    </style:style>
    <style:style style:name="T330" style:family="text">
      <style:text-properties officeooo:rsid="0087f694"/>
    </style:style>
    <style:style style:name="T331" style:family="text">
      <style:text-properties officeooo:rsid="014104a7"/>
    </style:style>
    <style:style style:name="T332" style:family="text">
      <style:text-properties officeooo:rsid="01455b6a"/>
    </style:style>
    <style:style style:name="T333" style:family="text">
      <style:text-properties officeooo:rsid="0145e0c4"/>
    </style:style>
    <style:style style:name="T334" style:family="text">
      <style:text-properties officeooo:rsid="01476896"/>
    </style:style>
    <style:style style:name="T335" style:family="text">
      <style:text-properties officeooo:rsid="014ca203"/>
    </style:style>
    <style:style style:name="T336" style:family="text">
      <style:text-properties officeooo:rsid="014e36ea"/>
    </style:style>
    <style:style style:name="T337" style:family="text">
      <style:text-properties officeooo:rsid="014eeeaa"/>
    </style:style>
    <style:style style:name="T338" style:family="text">
      <style:text-properties officeooo:rsid="015265eb"/>
    </style:style>
    <style:style style:name="T339" style:family="text">
      <style:text-properties officeooo:rsid="01598ccf"/>
    </style:style>
    <style:style style:name="T340" style:family="text">
      <style:text-properties fo:color="#111111" style:font-name="Noto Serif CJK KR1" officeooo:rsid="00db0bce" style:font-name-asian="Noto Serif CJK KR1" style:font-name-complex="Noto Serif CJK KR1"/>
    </style:style>
    <style:style style:name="T341" style:family="text">
      <style:text-properties fo:color="#111111" style:font-name="Noto Serif CJK KR1" officeooo:rsid="016144b8" style:font-name-asian="Noto Serif CJK KR1" style:font-name-complex="Noto Serif CJK KR1"/>
    </style:style>
    <style:style style:name="T342" style:family="text">
      <style:text-properties fo:color="#111111" style:font-name="Noto Serif CJK KR1" fo:font-size="12pt" fo:font-style="normal" fo:font-weight="normal" officeooo:rsid="016144b8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343" style:family="text">
      <style:text-properties fo:color="#111111" style:font-name="Noto Serif CJK KR1" fo:font-style="normal" fo:font-weight="normal" officeooo:rsid="01753303" style:font-name-asian="Noto Serif CJK KR1" style:font-style-asian="normal" style:font-weight-asian="normal" style:font-name-complex="Noto Serif CJK KR1" style:font-style-complex="normal" style:font-weight-complex="normal"/>
    </style:style>
    <style:style style:name="T344" style:family="text">
      <style:text-properties officeooo:rsid="015a3d0f"/>
    </style:style>
    <style:style style:name="T345" style:family="text">
      <style:text-properties officeooo:rsid="016144b8"/>
    </style:style>
    <style:style style:name="T346" style:family="text">
      <style:text-properties officeooo:rsid="0167e67e"/>
    </style:style>
    <style:style style:name="T347" style:family="text">
      <style:text-properties officeooo:rsid="016acedc"/>
    </style:style>
    <style:style style:name="T348" style:family="text">
      <style:text-properties officeooo:rsid="016c0c7c"/>
    </style:style>
    <style:style style:name="T349" style:family="text">
      <style:text-properties officeooo:rsid="016cdcab"/>
    </style:style>
    <style:style style:name="T350" style:family="text">
      <style:text-properties officeooo:rsid="016f73e0"/>
    </style:style>
    <style:style style:name="T351" style:family="text">
      <style:text-properties officeooo:rsid="01772c1f"/>
    </style:style>
    <style:style style:name="T352" style:family="text">
      <style:text-properties officeooo:rsid="017c12e2"/>
    </style:style>
    <style:style style:name="T353" style:family="text">
      <style:text-properties officeooo:rsid="017e897f"/>
    </style:style>
    <style:style style:name="T354" style:family="text">
      <style:text-properties officeooo:rsid="017fe5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08">1. 파일</text:span></text:p>
      <text:p text:style-name="P3"/>
      <text:p text:style-name="P3"><text:s/><text:span text:style-name="T21">■</text:span> ls <text:span text:style-name="T6">: 현재 디렉토리의 파일 목록을 출력</text:span></text:p>
      <text:p text:style-name="P3"><text:s text:c="2"/><text:span text:style-name="T23">◆</text:span><text:span text:style-name="T22"> </text:span><text:span text:style-name="T57">-l</text:span><text:span text:style-name="T22"> </text:span><text:span text:style-name="T57">: </text:span><text:span text:style-name="T108">파일의 상세 항목 출력(권한)</text:span></text:p>
      <text:p text:style-name="P170"><text:span text:style-name="T108"><text:s/></text:span><text:span text:style-name="T57"><text:s text:c="2"/></text:span><text:span text:style-name="T227">★ -rw-rw-r-- 1 park park 10986 <text:s/>2월 <text:s/>9 23:40 파일</text:span></text:p>
      <text:p text:style-name="P170"><text:span text:style-name="T227"><text:s text:c="4"/></text:span><text:span text:style-name="T293">◆</text:span><text:span text:style-name="T227"> -rw-rw-r-- : 파일&amp;디렉토리 여부, 소유자, 그룹, 외부 사용자의 권한</text:span></text:p>
      <text:p text:style-name="P170"><text:span text:style-name="T227"><text:s text:c="4"/></text:span><text:span text:style-name="T293">◆</text:span><text:span text:style-name="T292"> </text:span><text:span text:style-name="T227">park park : 사용자, 그룹</text:span></text:p>
      <text:p text:style-name="P165"><text:span text:style-name="T239"><text:s text:c="2"/></text:span><text:span text:style-name="T60">◆</text:span><text:span text:style-name="T108"> -a : 숨김 파일 표시</text:span></text:p>
      <text:p text:style-name="P171"/>
      <text:p text:style-name="P3"><text:span text:style-name="T57"><text:s/></text:span><text:span text:style-name="T58">■</text:span><text:span text:style-name="T57"> </text:span><text:span text:style-name="T22">pwd</text:span><text:span text:style-name="T57"> : 현재 위치</text:span><text:span text:style-name="T109">의 경로를</text:span><text:span text:style-name="T57"> 나타냄</text:span></text:p>
      <text:p text:style-name="P7"/>
      <text:p text:style-name="P3"><text:span text:style-name="T57"><text:s/></text:span><text:span text:style-name="T58">■</text:span><text:span text:style-name="T57"> </text:span><text:span text:style-name="T22">mkdir</text:span><text:span text:style-name="T57"> </text:span><text:span text:style-name="T145">디렉토리</text:span><text:span text:style-name="T57"> : 새 </text:span><text:span text:style-name="T145">디렉토리</text:span><text:span text:style-name="T57">를 생성한다.</text:span><text:span text:style-name="T22"> </text:span></text:p>
      <text:p text:style-name="P10"/>
      <text:p text:style-name="P3"><text:span text:style-name="T22"><text:s/></text:span><text:span text:style-name="T58">■</text:span><text:span text:style-name="T57"> </text:span><text:span text:style-name="T22">touch</text:span><text:span text:style-name="T57"> </text:span><text:span text:style-name="T145">파일_이름</text:span><text:span text:style-name="T57"> : 새 </text:span><text:span text:style-name="T145">파일_이름</text:span><text:span text:style-name="T57">을 생성한다.</text:span></text:p>
      <text:p text:style-name="P8"><text:s/></text:p>
      <text:p text:style-name="P4"><text:span text:style-name="T59"><text:s/></text:span><text:span text:style-name="T58">■</text:span><text:span text:style-name="T59"> </text:span><text:span text:style-name="T24">cd</text:span><text:span text:style-name="T59"> </text:span><text:span text:style-name="T146">경로</text:span><text:span text:style-name="T59"> : </text:span><text:span text:style-name="T146">경로</text:span><text:span text:style-name="T59">로 위치를 이동한다.</text:span></text:p>
      <text:p text:style-name="P5"><text:span text:style-name="T57"><text:s text:c="2"/></text:span><text:span text:style-name="T60">◆</text:span><text:span text:style-name="T57"> .. : 상위 디렉토리로 이동한다.</text:span></text:p>
      <text:p text:style-name="P5"><text:span text:style-name="T57"><text:s text:c="2"/></text:span><text:span text:style-name="T60">◆</text:span><text:span text:style-name="T57"> / : 최상위 디렉토리로 이동</text:span></text:p>
      <text:p text:style-name="P5"><text:span text:style-name="T57"><text:s text:c="2"/></text:span><text:span text:style-name="T60">◆</text:span><text:span text:style-name="T57"> ~ : home 디렉토리로 이동</text:span></text:p>
      <text:p text:style-name="P8"/>
      <text:p text:style-name="P4"><text:span text:style-name="T59"><text:s/></text:span><text:span text:style-name="T58">■</text:span><text:span text:style-name="T59"> </text:span><text:span text:style-name="T24">rm</text:span><text:span text:style-name="T59"> </text:span><text:span text:style-name="T146">파일</text:span><text:span text:style-name="T59"> : </text:span><text:span text:style-name="T146">파일</text:span><text:span text:style-name="T59">을 삭제한다.</text:span></text:p>
      <text:p text:style-name="P6"><text:span text:style-name="T57"><text:s text:c="2"/></text:span><text:span text:style-name="T60">◆</text:span><text:span text:style-name="T61"> -r : 디렉토리에 포함된 모든 파일들을 디렉토리와 함께 삭제한다.</text:span></text:p>
      <text:p text:style-name="P168"><text:span text:style-name="T110"><text:s text:c="2"/></text:span><text:span text:style-name="T60">◆</text:span><text:span text:style-name="T110"> -</text:span><text:span text:style-name="T61">f</text:span><text:span text:style-name="T57"> </text:span><text:span text:style-name="T110">: 강제 삭제</text:span></text:p>
      <text:p text:style-name="P168"><text:span text:style-name="T110"/></text:p>
      <text:p text:style-name="P166"><text:span text:style-name="T57"><text:s/></text:span><text:span text:style-name="T58">■</text:span><text:span text:style-name="T64"> </text:span><text:span text:style-name="T27">mv</text:span><text:span text:style-name="T64"> </text:span><text:span text:style-name="T148">파일</text:span><text:span text:style-name="T149">1 파일2</text:span><text:span text:style-name="T64"> : </text:span><text:span text:style-name="T148">파일1</text:span><text:span text:style-name="T64">을 </text:span><text:span text:style-name="T148">파일2</text:span><text:span text:style-name="T64">로 이동시킨다.</text:span></text:p>
      <text:p text:style-name="P107"><text:span text:style-name="T64"><text:s text:c="2"/></text:span><text:span text:style-name="T228">★</text:span><text:span text:style-name="T64"> </text:span><text:span text:style-name="T148">파일</text:span><text:span text:style-name="T150">1</text:span><text:span text:style-name="T65">의 이름을 </text:span><text:span text:style-name="T150">파일2</text:span><text:span text:style-name="T65">의 이름으로 바꿀 때에도 사용된다.</text:span></text:p>
      <text:p text:style-name="P107"><text:span text:style-name="T65"/></text:p>
      <text:p text:style-name="P114"><text:span text:style-name="T74"><text:s/></text:span><text:span text:style-name="T58">■</text:span><text:span text:style-name="T75"> </text:span><text:span text:style-name="T34">cp</text:span><text:span text:style-name="T75"> </text:span><text:span text:style-name="T165">파일 디렉토리</text:span><text:span text:style-name="T75"> : </text:span><text:span text:style-name="T155">파일</text:span><text:span text:style-name="T75">을 복사해 </text:span><text:span text:style-name="T155">디렉토리</text:span><text:span text:style-name="T75">에 붙여</text:span><text:span text:style-name="T119"> </text:span><text:span text:style-name="T75">넣는다.</text:span></text:p>
      <text:p text:style-name="P134"><text:span text:style-name="T244"><text:s text:c="2"/>◆ </text:span><text:span text:style-name="T130">-</text:span><text:span text:style-name="T75">R</text:span><text:span text:style-name="T130"> : 디렉토리가 포함한 파일들 전부를 복사</text:span></text:p>
      <text:p text:style-name="P124"><text:span text:style-name="T240"/></text:p>
      <text:p text:style-name="P115"><text:span text:style-name="T241"><text:s/></text:span><text:span text:style-name="T242">■</text:span><text:span text:style-name="T241"> </text:span><text:span text:style-name="T262">find</text:span><text:span text:style-name="T241"> </text:span><text:span text:style-name="T168">경로</text:span><text:span text:style-name="T241"> </text:span><text:span text:style-name="T262">-name </text:span><text:span text:style-name="T168">파일</text:span><text:span text:style-name="T241"> : </text:span><text:span text:style-name="T168">경로</text:span><text:span text:style-name="T241"> 아래에서 </text:span><text:span text:style-name="T168">파일</text:span><text:span text:style-name="T241">을 찾는다. </text:span></text:p>
      <text:p text:style-name="P115"><text:span text:style-name="T241"/></text:p>
      <text:p text:style-name="P115"><text:span text:style-name="T242"><text:s/>■</text:span><text:span text:style-name="T241"> </text:span><text:span text:style-name="T262">whereis</text:span><text:span text:style-name="T241"> </text:span><text:span text:style-name="T168">명령어 </text:span><text:span text:style-name="T241">: </text:span><text:span text:style-name="T168">명령어</text:span><text:span text:style-name="T241">의</text:span><text:span text:style-name="T243"> 메뉴얼</text:span><text:span text:style-name="T241"> 파일의 위치를 찾는다.</text:span></text:p>
      <text:p text:style-name="P115"><text:span text:style-name="T241"/></text:p>
      <text:p text:style-name="P90"><text:span text:style-name="T205"><text:s/>■ ./</text:span><text:span text:style-name="T171">파일</text:span><text:span text:style-name="T205"> : </text:span><text:span text:style-name="T171">파일</text:span><text:span text:style-name="T205">을 실행 한다.</text:span></text:p>
      <text:p text:style-name="P8"/>
      <text:p text:style-name="P154"><text:span text:style-name="T331">2. </text:span>입출력&amp;편집</text:p>
      <text:p text:style-name="P120"><text:span text:style-name="T68"><text:s/></text:span></text:p>
      <text:p text:style-name="P120"><text:span text:style-name="T58">■</text:span><text:span text:style-name="T69"> </text:span><text:span text:style-name="T31">cat</text:span><text:span text:style-name="T69"> : 키보드 입력을 받아 출력한다.</text:span></text:p>
      <text:p text:style-name="P74"><text:span text:style-name="T307"><text:s/></text:span><text:span text:style-name="T270"><text:s/></text:span><text:span text:style-name="T192">★</text:span><text:span text:style-name="T193"> </text:span><text:span text:style-name="T194">Ctrl</text:span><text:span text:style-name="T306">+d : 빠져나오기</text:span></text:p>
      <text:p text:style-name="P108"><text:span text:style-name="T67"><text:s/></text:span><text:span text:style-name="T115"><text:s/></text:span><text:span text:style-name="T60">◆</text:span><text:span text:style-name="T57"> </text:span><text:span text:style-name="T116">cat 파일 : 파일의 내용을</text:span><text:span text:style-name="T57"> 출력한다.</text:span></text:p>
      <text:p text:style-name="P92"><text:soft-page-break/></text:p>
      <text:p text:style-name="P120"><text:span text:style-name="T69"><text:s/></text:span><text:span text:style-name="T58">■</text:span><text:span text:style-name="T70"> </text:span><text:span text:style-name="T32">grep</text:span><text:span text:style-name="T70"> </text:span><text:span text:style-name="T152">단어 파일</text:span><text:span text:style-name="T70"> : </text:span><text:span text:style-name="T152">파일</text:span><text:span text:style-name="T70">에서 </text:span><text:span text:style-name="T152">단어</text:span><text:span text:style-name="T70">가 포함된 행을 출력한다.</text:span></text:p>
      <text:p text:style-name="P93"/>
      <text:p text:style-name="P120"><text:span text:style-name="T70"><text:s/></text:span><text:span text:style-name="T58">■</text:span><text:span text:style-name="T70"> </text:span><text:span text:style-name="T152">명령어1</text:span><text:span text:style-name="T70"> | </text:span><text:span text:style-name="T152">명령어2</text:span><text:span text:style-name="T70"> </text:span><text:span text:style-name="T152">매개변수</text:span><text:span text:style-name="T70"> : </text:span><text:span text:style-name="T152">명령어1</text:span><text:span text:style-name="T70">의 결과값이 </text:span><text:span text:style-name="T152">명령어2</text:span><text:span text:style-name="T70">의 </text:span><text:span text:style-name="T152">매개변수</text:span><text:span text:style-name="T70">로 입력된다.</text:span></text:p>
      <text:p text:style-name="P93"/>
      <text:p text:style-name="P120"><text:span text:style-name="T70"><text:s/></text:span><text:span text:style-name="T58">■</text:span><text:span text:style-name="T73"> </text:span><text:span text:style-name="T33">head</text:span><text:span text:style-name="T73"> </text:span><text:span text:style-name="T153">파일</text:span><text:span text:style-name="T73"> : </text:span><text:span text:style-name="T153">파일</text:span><text:span text:style-name="T73">의 앞</text:span><text:span text:style-name="T129"> </text:span><text:span text:style-name="T73">부분을 출력한다.</text:span></text:p>
      <text:p text:style-name="P120"><text:span text:style-name="T73"/></text:p>
      <text:p text:style-name="P120"><text:span text:style-name="T86"><text:s/></text:span><text:span text:style-name="T58">■</text:span><text:span text:style-name="T87"> </text:span><text:span text:style-name="T42">tail</text:span><text:span text:style-name="T87"> </text:span><text:span text:style-name="T161">파일</text:span><text:span text:style-name="T87"> : </text:span><text:span text:style-name="T161">파일</text:span><text:span text:style-name="T87">의 끝</text:span><text:span text:style-name="T124"> </text:span><text:span text:style-name="T87">부분을 출력</text:span></text:p>
      <text:p text:style-name="P89"><text:span text:style-name="T199"><text:s/></text:span><text:span text:style-name="T202"><text:s/></text:span><text:span text:style-name="T197">◆</text:span><text:span text:style-name="T203"> </text:span><text:span text:style-name="T330">-f : 파일의 끝에 새로운 내용이 업데이트 되면 출력</text:span></text:p>
      <text:p text:style-name="P93"/>
      <text:p text:style-name="P120"><text:span text:style-name="T70"><text:s/></text:span><text:span text:style-name="T58">■</text:span><text:span text:style-name="T71"> </text:span><text:span text:style-name="T154">멍령어</text:span><text:span text:style-name="T71"> &gt; </text:span><text:span text:style-name="T154">파일</text:span><text:span text:style-name="T71"> : </text:span><text:span text:style-name="T154">명령어</text:span><text:span text:style-name="T71">의 결과값을 </text:span><text:span text:style-name="T154">파일</text:span><text:span text:style-name="T71">에 저장한다. </text:span></text:p>
      <text:p text:style-name="P75"><text:span text:style-name="T307"><text:s/></text:span><text:span text:style-name="T270"><text:s/></text:span><text:span text:style-name="T192">★</text:span><text:span text:style-name="T195"> </text:span>1&gt; : 표준 출력으로 저장</text:p>
      <text:p text:style-name="P75"><text:span text:style-name="T307"><text:s/></text:span><text:span text:style-name="T270"><text:s/></text:span><text:span text:style-name="T192">★</text:span><text:span text:style-name="T195"> </text:span>2&gt; : 표준 오류로 저장</text:p>
      <text:p text:style-name="P78"><text:span text:style-name="T307"><text:s/></text:span><text:span text:style-name="T270"><text:s/></text:span><text:span text:style-name="T192">★</text:span><text:span text:style-name="T195"> </text:span>&gt;&gt; 파일의 끝에 <text:span text:style-name="T144">명령어</text:span>의 결과값이 저장</text:p>
      <text:p text:style-name="P75"/>
      <text:p text:style-name="P98"><text:span text:style-name="T6"><text:s/></text:span><text:span text:style-name="T7">■</text:span><text:span text:style-name="T16"> </text:span><text:span text:style-name="T174">입력</text:span><text:span text:style-name="T175">_</text:span><text:span text:style-name="T174">명령어</text:span><text:span text:style-name="T16"> &lt; </text:span><text:span text:style-name="T174">파일</text:span><text:span text:style-name="T16"> : </text:span><text:span text:style-name="T174">파일</text:span><text:span text:style-name="T16">의 내용을 </text:span><text:span text:style-name="T174">입력</text:span><text:span text:style-name="T175">_</text:span><text:span text:style-name="T174">명령어</text:span><text:span text:style-name="T16">에 입력시킨다.</text:span></text:p>
      <text:p text:style-name="P98"><text:span text:style-name="T16"/></text:p>
      <text:p text:style-name="P153"><text:span text:style-name="T332">3</text:span><text:span text:style-name="T308">. 권한</text:span></text:p>
      <text:p text:style-name="P81"/>
      <text:p text:style-name="P99"><text:span text:style-name="T6"><text:s/></text:span><text:span text:style-name="T7">■</text:span><text:span text:style-name="T10"> </text:span><text:span text:style-name="T323">sudo </text:span><text:span text:style-name="T173">명령어</text:span><text:span text:style-name="T10"> : </text:span><text:span text:style-name="T173">명령어</text:span><text:span text:style-name="T10">를 관리자 권한으로 실행 한다.</text:span></text:p>
      <text:p text:style-name="P81"/>
      <text:p text:style-name="P121"><text:span text:style-name="T57"><text:s/></text:span><text:span text:style-name="T58">■</text:span><text:span text:style-name="T77"> </text:span><text:span text:style-name="T35">chmod</text:span><text:span text:style-name="T77"> </text:span><text:span text:style-name="T156">옵션 파일</text:span><text:span text:style-name="T77"> : </text:span><text:span text:style-name="T156">옵션</text:span><text:span text:style-name="T77">에 따라 </text:span><text:span text:style-name="T156">파일</text:span><text:span text:style-name="T77">의 권한을 조정한다.</text:span></text:p>
      <text:p text:style-name="P125"><text:span text:style-name="T230"><text:s text:c="2"/>◆ u, g, o, a : 소유자, 그룹, 외부, 전부</text:span></text:p>
      <text:p text:style-name="P125"><text:span text:style-name="T69"><text:s/></text:span><text:span text:style-name="T113"><text:s/></text:span><text:span text:style-name="T230">◆ -, +, = : 특정 권한 없애기, 부여하기, 할당 </text:span></text:p>
      <text:p text:style-name="P125"><text:span text:style-name="T231"><text:s text:c="2"/></text:span><text:span text:style-name="T230">◆</text:span><text:span text:style-name="T231"> r, w, x : 쓰기, 읽기, 실행</text:span></text:p>
      <text:p text:style-name="P126"><text:span text:style-name="T227"><text:s text:c="2"/></text:span><text:span text:style-name="T230">e</text:span><text:span text:style-name="T227">x) chmod o-r : 외부 사용자의 읽기 권한을 없앤다.</text:span></text:p>
      <text:p text:style-name="P28"><text:span text:style-name="T198"><text:s text:c="2"/></text:span><text:span text:style-name="T197">◆</text:span><text:span text:style-name="T198"> </text:span>-R : 재귀적으로 디렉토리 안의 모든 권한을 변경</text:p>
      <text:p text:style-name="P29"><text:span text:style-name="T198"><text:s text:c="2"/></text:span><text:span text:style-name="T278">◆</text:span><text:span text:style-name="T198"> 옵션은 </text:span>8진수로 표현<text:span text:style-name="T318"> </text:span>가능 </text:p>
      <text:p text:style-name="P29"><text:span text:style-name="T319"><text:s/></text:span><text:span text:style-name="T318"><text:s/></text:span><text:span text:style-name="T317"><text:s/></text:span><text:span text:style-name="T192">★</text:span><text:span text:style-name="T198"> </text:span>1<text:span text:style-name="T318"> :</text:span> 실행, 2<text:span text:style-name="T318"> :</text:span> 쓰기, 4<text:span text:style-name="T318"> :</text:span> 읽기<text:span text:style-name="T318">,</text:span> 나머지는 각<text:span text:style-name="T318"> </text:span>숫자를 더한<text:span text:style-name="T318"> </text:span>값</text:p>
      <text:p text:style-name="P83"><text:s text:c="3"/>ex) chmod 145 파일 : 파일의 소유자는 x, 그룹은 r, 외부 사용자는 r-x 의 권한을 부여 받는다. </text:p>
      <text:p text:style-name="P83"/>
      <text:p text:style-name="P121"><text:span text:style-name="T131"><text:s/></text:span><text:span text:style-name="T58">■</text:span><text:span text:style-name="T90"> </text:span><text:span text:style-name="T43">id</text:span><text:span text:style-name="T90"> : 사용자 목록을 나타낸다.</text:span></text:p>
      <text:p text:style-name="P30"/>
      <text:p text:style-name="P121"><text:span text:style-name="T90"><text:s/></text:span><text:span text:style-name="T58">■</text:span><text:span text:style-name="T91"> </text:span><text:span text:style-name="T44">who</text:span><text:span text:style-name="T91"> : 현재 사용</text:span><text:span text:style-name="T127"> </text:span><text:span text:style-name="T91">중인 사용자 목록을 나타냄</text:span></text:p>
      <text:p text:style-name="P31"/>
      <text:p text:style-name="P121"><text:span text:style-name="T91"><text:s/></text:span><text:span text:style-name="T58">■</text:span><text:span text:style-name="T92"> </text:span><text:span text:style-name="T45">su</text:span><text:span text:style-name="T92"> : 관리자 권한으로 바꾼다</text:span><text:span text:style-name="T128">.</text:span></text:p>
      <text:p text:style-name="P32"><text:span text:style-name="T204"><text:s text:c="2"/>◆ s</text:span>u <text:span text:style-name="T172">유저</text:span> : <text:s/>사용자를<text:span text:style-name="T322"> </text:span><text:span text:style-name="T172">유저</text:span>로<text:span text:style-name="T322"> </text:span>바꾼다.</text:p>
      <text:p text:style-name="P32"/>
      <text:p text:style-name="P121"><text:span text:style-name="T57"><text:s/></text:span><text:span text:style-name="T58">■</text:span><text:span text:style-name="T93"> </text:span><text:span text:style-name="T46">sudo passwd -u root</text:span><text:span text:style-name="T93"> : 관리자 권한의 잠금을 푼다.</text:span></text:p>
      <text:p text:style-name="P132"><text:span text:style-name="T237"><text:s text:c="2"/>◆</text:span><text:span text:style-name="T238"> </text:span><text:span text:style-name="T93">-</text:span><text:span text:style-name="T57">l : 잠금을 건다.</text:span></text:p>
      <text:p text:style-name="P33"/>
      <text:p text:style-name="P121"><text:soft-page-break/><text:span text:style-name="T57"><text:s/></text:span><text:span text:style-name="T58">■</text:span><text:span text:style-name="T94"> </text:span><text:span text:style-name="T47">useradd -m</text:span><text:span text:style-name="T94"> </text:span><text:span text:style-name="T162">사용자</text:span><text:span text:style-name="T94"> : </text:span><text:span text:style-name="T162">사용자</text:span><text:span text:style-name="T94">를 추가한다.</text:span></text:p>
      <text:p text:style-name="P34"/>
      <text:p text:style-name="P121"><text:span text:style-name="T94"><text:s/></text:span><text:span text:style-name="T58">■</text:span><text:span text:style-name="T95"> </text:span><text:span text:style-name="T48">sudo usermod -a -G sudo</text:span><text:span text:style-name="T95"> </text:span><text:span text:style-name="T163">사용자</text:span><text:span text:style-name="T95"> : </text:span><text:span text:style-name="T163">사용자</text:span><text:span text:style-name="T95">에게 관리자 권한을 부여한다.</text:span></text:p>
      <text:p text:style-name="P35"/>
      <text:p text:style-name="P121"><text:span text:style-name="T57"><text:s/></text:span><text:span text:style-name="T247">▲</text:span><text:span text:style-name="T96"> 디렉토리 권한</text:span></text:p>
      <text:p text:style-name="P121"><text:span text:style-name="T248"><text:s/></text:span><text:span text:style-name="T228">★</text:span><text:span text:style-name="T247"> </text:span><text:span text:style-name="T96">읽기 </text:span><text:span text:style-name="T97">: 파일 열람</text:span></text:p>
      <text:p text:style-name="P37"><text:span text:style-name="T209"><text:s/></text:span><text:span text:style-name="T192">★</text:span><text:span text:style-name="T210"> </text:span>쓰기 : 새 파일 생성</text:p>
      <text:p text:style-name="P148"><text:span text:style-name="T263"><text:s/></text:span><text:span text:style-name="T260">★</text:span><text:span text:style-name="T264"> </text:span><text:span text:style-name="T72">실행 : </text:span><text:span text:style-name="T51">CUI에서 </text:span><text:span text:style-name="T72">명령어를 통한 열람</text:span></text:p>
      <text:p text:style-name="P116"><text:span text:style-name="T66"/></text:p>
      <text:p text:style-name="P151"><text:span text:style-name="T333">4. </text:span><text:span text:style-name="T308">다운로드</text:span></text:p>
      <text:p text:style-name="P9"/>
      <text:p text:style-name="P14"><text:span text:style-name="T57"><text:s/></text:span><text:span text:style-name="T58">■</text:span><text:span text:style-name="T67"> </text:span><text:span text:style-name="T28">apt</text:span><text:span text:style-name="T29"> </text:span><text:span text:style-name="T114">: 패키지 매니저</text:span></text:p>
      <text:p text:style-name="P68"><text:s/><text:span text:style-name="T271"><text:s/></text:span><text:span text:style-name="T3">◆</text:span><text:span text:style-name="T271"> </text:span>-get update : 다운 가능 프로그램 목록을 최신화<text:span text:style-name="T273"> </text:span>한다.</text:p>
      <text:p text:style-name="P69"><text:span text:style-name="T272"><text:s/></text:span><text:span text:style-name="T271"><text:s/></text:span><text:span text:style-name="T3">◆</text:span><text:span text:style-name="T274"> </text:span>-cache search <text:span text:style-name="T144">단어</text:span> : <text:span text:style-name="T144">단어</text:span>를 포함한 다운 가능 프로그램들을 나타낸다.</text:p>
      <text:p text:style-name="P70"><text:span text:style-name="T272"><text:s/></text:span><text:span text:style-name="T271"><text:s/></text:span><text:span text:style-name="T3">◆</text:span><text:span text:style-name="T275"> </text:span>-get install <text:span text:style-name="T144">프로그램</text:span> : <text:span text:style-name="T144">프로그램</text:span>을 설치한다.</text:p>
      <text:p text:style-name="P71"><text:span text:style-name="T272"><text:s/></text:span><text:span text:style-name="T271"><text:s/></text:span><text:span text:style-name="T3">◆</text:span><text:span text:style-name="T275"> </text:span>-get upgrade<text:span text:style-name="T275"> </text:span>: 설치된 모든 <text:span text:style-name="T277">프로그램을</text:span> 최신화 한다.</text:p>
      <text:p text:style-name="P72"><text:span text:style-name="T276"><text:s text:c="2"/></text:span><text:span text:style-name="T275"><text:s/></text:span><text:span text:style-name="T299">◆</text:span><text:span text:style-name="T298"> -get upgrade </text:span><text:span text:style-name="T166">프로그램</text:span><text:span text:style-name="T298"> :</text:span> 특정 <text:span text:style-name="T144">프로그램</text:span>을 최신화 한다.</text:p>
      <text:p text:style-name="P73"><text:span text:style-name="T276"><text:s text:c="2"/></text:span><text:span text:style-name="T3">◆</text:span><text:span text:style-name="T305"> </text:span>-get remove <text:span text:style-name="T144">프로그램</text:span> : <text:span text:style-name="T144">프로그램</text:span>을 삭제한다.</text:p>
      <text:p text:style-name="P24"/>
      <text:p text:style-name="P15"><text:span text:style-name="T57"><text:s/></text:span><text:span text:style-name="T58">■</text:span><text:span text:style-name="T68"> </text:span><text:span text:style-name="T30">wget</text:span><text:span text:style-name="T68"> </text:span><text:span text:style-name="T151">이미지_주소</text:span><text:span text:style-name="T68"> : </text:span><text:span text:style-name="T151">이미지_주소</text:span><text:span text:style-name="T68">의 이미지를 현 디렉토리에 다운로드 한다.</text:span></text:p>
      <text:p text:style-name="P84"/>
      <text:p text:style-name="P152"><text:span text:style-name="T334">5. </text:span><text:span text:style-name="T308">프로세스</text:span></text:p>
      <text:p text:style-name="P82"/>
      <text:p text:style-name="P111"><text:span text:style-name="T77"><text:s/></text:span><text:span text:style-name="T58">■</text:span><text:span text:style-name="T78"> </text:span><text:span text:style-name="T36">top</text:span><text:span text:style-name="T78"> : 실행되고 있는 프로세스들의 목록을 나타낸다.</text:span><text:span text:style-name="T232"> </text:span></text:p>
      <text:p text:style-name="P127"><text:span text:style-name="T232"><text:s/></text:span><text:span text:style-name="T227"><text:s/></text:span><text:span text:style-name="T228">★</text:span><text:span text:style-name="T227"> q : 빠져 나가기</text:span></text:p>
      <text:p text:style-name="P26"/>
      <text:p text:style-name="P161"><text:span text:style-name="T183"><text:s/>■</text:span><text:span text:style-name="T184"> </text:span><text:span text:style-name="T189">Ctrl</text:span><text:span text:style-name="T190">+z</text:span><text:span text:style-name="T184"> : 실행</text:span><text:span text:style-name="T185"> </text:span><text:span text:style-name="T184">중인 프로그램을 백그라운드로 보냄</text:span></text:p>
      <text:p text:style-name="P161"><text:span text:style-name="T184"/></text:p>
      <text:p text:style-name="P16"><text:span text:style-name="T79"><text:s/></text:span><text:span text:style-name="T58">■</text:span><text:span text:style-name="T80"> </text:span><text:span text:style-name="T37">jobs</text:span><text:span text:style-name="T80"> : 백그라운드 프로그램들의 목록을 나타낸다.</text:span></text:p>
      <text:p text:style-name="P16"><text:span text:style-name="T80"/></text:p>
      <text:p text:style-name="P17"><text:span text:style-name="T80"><text:s/></text:span><text:span text:style-name="T58">■</text:span><text:span text:style-name="T38"> fg</text:span><text:span text:style-name="T81"> : 백그라운드 프로그램을 포워드로 불러온다.</text:span></text:p>
      <text:p text:style-name="P113"><text:span text:style-name="T232"><text:s text:c="2"/></text:span><text:span text:style-name="T230">◆</text:span><text:span text:style-name="T233"> </text:span><text:span text:style-name="T82">%</text:span><text:span text:style-name="T157">숫자</text:span><text:span text:style-name="T82"> : </text:span><text:span text:style-name="T157">숫자</text:span><text:span text:style-name="T82">에 해당하는 백그라운드 프로그램을 포워드로 불러온다.</text:span></text:p>
      <text:p text:style-name="P128"><text:span text:style-name="T82"><text:s/></text:span><text:span text:style-name="T57"><text:s/></text:span><text:span text:style-name="T120"><text:s/></text:span><text:span text:style-name="T227">★ </text:span><text:span text:style-name="T167">숫자</text:span><text:span text:style-name="T227">는 jobs로 확인할 수 있다.</text:span></text:p>
      <text:p text:style-name="P128"><text:span text:style-name="T227"/></text:p>
      <text:p text:style-name="P18"><text:span text:style-name="T82"><text:s/></text:span><text:span text:style-name="T58">■</text:span><text:span text:style-name="T83"> </text:span><text:span text:style-name="T39">kill</text:span><text:span text:style-name="T83"> %</text:span><text:span text:style-name="T158">숫자</text:span><text:span text:style-name="T83"> : </text:span><text:span text:style-name="T158">숫자</text:span><text:span text:style-name="T83">에 해당하는 백그라운드 프로그램을 사용 중지시킨다.</text:span></text:p>
      <text:p text:style-name="P129"><text:span text:style-name="T234"><text:s text:c="2"/></text:span><text:span text:style-name="T230">◆</text:span><text:span text:style-name="T234"> </text:span><text:span text:style-name="T83">k</text:span><text:span text:style-name="T57">ill -9 %</text:span><text:span text:style-name="T145">숫자</text:span><text:span text:style-name="T57"> : 강제 종료</text:span></text:p>
      <text:p text:style-name="P129"><text:span text:style-name="T57"/></text:p>
      <text:p text:style-name="P19"><text:span text:style-name="T57"><text:s/></text:span><text:span text:style-name="T58">■</text:span><text:span text:style-name="T84"> </text:span><text:span text:style-name="T159">명령어</text:span><text:span text:style-name="T121"> </text:span><text:span text:style-name="T84">&amp; <text:s/>: <text:s/></text:span><text:span text:style-name="T159">명령어</text:span><text:span text:style-name="T84">를 즉각 백그라운드에서 실행시킨다.</text:span></text:p>
      <text:p text:style-name="P27"/>
      <text:p text:style-name="P20"><text:span text:style-name="T84"><text:s/></text:span><text:span text:style-name="T58">■</text:span><text:span text:style-name="T85"> </text:span><text:span text:style-name="T40">service</text:span><text:span text:style-name="T85"> </text:span><text:span text:style-name="T160">데몬</text:span><text:span text:style-name="T85"> </text:span><text:span text:style-name="T40">start</text:span><text:span text:style-name="T85"> : </text:span><text:span text:style-name="T160">데몬</text:span><text:span text:style-name="T85">을 실행시킨다</text:span><text:span text:style-name="T122">.</text:span></text:p>
      <text:p text:style-name="P85"><text:span text:style-name="T199"><text:s text:c="2"/></text:span><text:span text:style-name="T197">◆</text:span><text:span text:style-name="T200"> </text:span>service <text:span text:style-name="T144">데몬</text:span> stop : <text:span text:style-name="T144">데몬</text:span>을 사용 중지한다.</text:p>
      <text:p text:style-name="P102"><text:soft-page-break/><text:span text:style-name="T8"><text:s/></text:span><text:span text:style-name="T6"><text:s/></text:span><text:span text:style-name="T265">★</text:span><text:span text:style-name="T266"> 데몬 : 기동되면 상시 백그라운드로 실행되는 프로그램</text:span></text:p>
      <text:p text:style-name="P104"><text:span text:style-name="T266"><text:s/></text:span><text:span text:style-name="T265"><text:s/>ex) apache2</text:span></text:p>
      <text:p text:style-name="P86"><text:s/></text:p>
      <text:p text:style-name="P162"><text:span text:style-name="T186">▲</text:span><text:span text:style-name="T182"> /etc/rc3.d/</text:span><text:span text:style-name="T186"> </text:span><text:span text:style-name="T182">에 프로그램 링크 걸기 : </text:span><text:span text:style-name="T186">항상 실행</text:span></text:p>
      <text:p text:style-name="P76"><text:span text:style-name="T199"><text:s/></text:span><text:span text:style-name="T197">◆</text:span><text:span text:style-name="T201"> </text:span>S: 켜기(앞글자)</text:p>
      <text:p text:style-name="P76"><text:span text:style-name="T199"><text:s/></text:span><text:span text:style-name="T197">◆</text:span><text:span text:style-name="T201"> </text:span>K:끄기</text:p>
      <text:p text:style-name="P87"><text:span text:style-name="T320"><text:s/></text:span>ex) <text:span text:style-name="T315">/etc/rc3.d/</text:span> 에 S01apache2 가 있다면 apache2는 항상 실행된다.</text:p>
      <text:p text:style-name="P25"/>
      <text:p text:style-name="P21"><text:span text:style-name="T57"><text:s/></text:span><text:span text:style-name="T58">■</text:span><text:span text:style-name="T86"> </text:span><text:span text:style-name="T41">crontab</text:span><text:span text:style-name="T86"> </text:span><text:span text:style-name="T41">-e</text:span><text:span text:style-name="T86"> : 크론 실행</text:span></text:p>
      <text:p text:style-name="P103"><text:span text:style-name="T8"><text:s/></text:span><text:span text:style-name="T9"><text:s/></text:span><text:span text:style-name="T265">★</text:span><text:span text:style-name="T267"> 크론 실행 시 지정된 편집기로 다음과 같은 문구가 적혀져 있다.</text:span></text:p>
      <text:p text:style-name="P77"><text:span text:style-name="T321"><text:s text:c="2"/></text:span></text:p>
      <text:p text:style-name="P77"><text:span text:style-name="T321"><text:s text:c="2"/></text:span>m h dom mon dow command</text:p>
      <text:p text:style-name="P77"/>
      <text:p text:style-name="P77"><text:span text:style-name="T321"><text:s/></text:span>위<text:span text:style-name="T321"> 문구 아래 부분을 편집해서 지정된 시간마다 특정 코드를 실행 시킬 수 있다.</text:span></text:p>
      <text:p text:style-name="P77"/>
      <text:p text:style-name="P25"><text:span text:style-name="T321"><text:s text:c="2"/></text:span><text:span text:style-name="T277">분</text:span> 시 일 <text:span text:style-name="T321"><text:s text:c="5"/></text:span>월 <text:span text:style-name="T321"><text:s text:c="5"/></text:span>요일(0~6) 명령</text:p>
      <text:p text:style-name="P130"><text:span text:style-name="T234"><text:s/></text:span><text:span text:style-name="T235"><text:s/></text:span><text:span text:style-name="T230">◆</text:span><text:span text:style-name="T235"> </text:span><text:span text:style-name="T57">1</text:span><text:span text:style-name="T123"> </text:span><text:span text:style-name="T57">*</text:span><text:span text:style-name="T88"> : 매 시 1분마다</text:span></text:p>
      <text:p text:style-name="P131"><text:span text:style-name="T234"><text:s/></text:span><text:span text:style-name="T235"><text:s/></text:span><text:span text:style-name="T230">◆</text:span><text:span text:style-name="T235"> </text:span><text:span text:style-name="T88">*</text:span><text:span text:style-name="T57">/1 : 1분마다</text:span></text:p>
      <text:p text:style-name="P77"><text:span text:style-name="T199"><text:s/></text:span><text:span text:style-name="T202"><text:s/></text:span><text:span text:style-name="T197">◆</text:span><text:span text:style-name="T202"> </text:span>* : 해당 시간 상관없이 실행</text:p>
      <text:p text:style-name="P88"><text:s text:c="2"/>ex) */1 * * * * 코드</text:p>
      <text:p text:style-name="P147"><text:span text:style-name="T22"><text:s text:c="2"/>=&gt; 1분마다 코드를 실행</text:span></text:p>
      <text:p text:style-name="P36"/>
      <text:p text:style-name="P110"><text:span text:style-name="T311">6.</text:span><text:span text:style-name="T312"> </text:span><text:span text:style-name="T310">bash</text:span></text:p>
      <text:p text:style-name="P110"><text:span text:style-name="T75"><text:s/></text:span></text:p>
      <text:p text:style-name="P119"><text:span text:style-name="T245"><text:s/>▲ 특별한 확장자 없음</text:span></text:p>
      <text:p text:style-name="P119"><text:span text:style-name="T245"/></text:p>
      <text:p text:style-name="P119"><text:span text:style-name="T118"><text:s/></text:span><text:span text:style-name="T245">▲ bash 문법 사용법</text:span></text:p>
      <text:p text:style-name="P119"><text:span text:style-name="T132"><text:s/></text:span></text:p>
      <text:p text:style-name="P119"><text:span text:style-name="T132"><text:s/></text:span><text:span text:style-name="T58">■</text:span><text:span text:style-name="T76"> #!/bin/bash : bash의 문법 사용을 선언</text:span></text:p>
      <text:p text:style-name="P97"><text:span text:style-name="T14"><text:s/></text:span></text:p>
      <text:p text:style-name="P97"><text:span text:style-name="T15"><text:s/></text:span><text:span text:style-name="T7">■</text:span><text:span text:style-name="T13"> if</text:span></text:p>
      <text:p text:style-name="P96"><text:span text:style-name="T13"/></text:p>
      <text:p text:style-name="P105"><text:span text:style-name="T15"><text:s/></text:span><text:span text:style-name="T6">if [조건문]; then</text:span></text:p>
      <text:p text:style-name="P105"><text:span text:style-name="T15"><text:s/></text:span><text:span text:style-name="T6">코드</text:span></text:p>
      <text:p text:style-name="P105"><text:span text:style-name="T15"><text:s/></text:span><text:span text:style-name="T6">fi</text:span></text:p>
      <text:p text:style-name="P96"><text:span text:style-name="T13"/></text:p>
      <text:p text:style-name="P106"><text:span text:style-name="T6"><text:s/></text:span><text:span text:style-name="T13">:</text:span><text:span text:style-name="T6"> 조건문이 참일 경우 코드를 실행</text:span></text:p>
      <text:p text:style-name="P80"/>
      <text:p text:style-name="P117"><text:span text:style-name="T88"><text:s/></text:span><text:span text:style-name="T236">▲</text:span><text:span text:style-name="T89"> .bashrc : bash가 실행될 때 실행되는 프로그램들이 정의되어있다.</text:span></text:p>
      <text:p text:style-name="P133"><text:span text:style-name="T236"><text:s/></text:span><text:span text:style-name="T246"><text:s/></text:span><text:span text:style-name="T236">★ </text:span><text:span text:style-name="T57">내용을 편집하면 </text:span><text:span text:style-name="T126">bash가 </text:span><text:span text:style-name="T57">실행될</text:span><text:span text:style-name="T125"> </text:span><text:span text:style-name="T57">때 해당 코드가 실행됨</text:span></text:p>
      <text:p text:style-name="P91"/>
      <text:p text:style-name="P95"><text:span text:style-name="T11"><text:s/></text:span><text:span text:style-name="T7">■</text:span><text:span text:style-name="T12"> </text:span><text:span text:style-name="T324">bash</text:span><text:span text:style-name="T12"> : bash 실행</text:span></text:p>
      <text:p text:style-name="P95"><text:soft-page-break/><text:span text:style-name="T12"/></text:p>
      <text:p text:style-name="P95"><text:span text:style-name="T12"><text:s/></text:span><text:span text:style-name="T7">■</text:span><text:span text:style-name="T12"> exit : 쉘 끄기</text:span></text:p>
      <text:p text:style-name="P95"><text:span text:style-name="T12"/></text:p>
      <text:p text:style-name="P176"><text:span text:style-name="T335">7. </text:span><text:span text:style-name="T308">기타</text:span></text:p>
      <text:p text:style-name="P167"><text:span text:style-name="T59"><text:s/></text:span></text:p>
      <text:p text:style-name="P167"><text:span text:style-name="T133"><text:s/></text:span><text:span text:style-name="T58">■</text:span><text:span text:style-name="T59"> </text:span><text:span text:style-name="T146">명령어</text:span><text:span text:style-name="T59"> </text:span><text:span text:style-name="T24">--help</text:span><text:span text:style-name="T59"> : </text:span><text:span text:style-name="T146">명령어</text:span><text:span text:style-name="T59">의 사용법을 나타낸다.</text:span></text:p>
      <text:p text:style-name="P173"/>
      <text:p text:style-name="P167"><text:span text:style-name="T59"><text:s/></text:span><text:span text:style-name="T58">■</text:span><text:span text:style-name="T62"> </text:span><text:span text:style-name="T25">clear</text:span><text:span text:style-name="T62"> : 터미널의 로그를 초기화 한다.</text:span></text:p>
      <text:p text:style-name="P174"/>
      <text:p text:style-name="P167"><text:span text:style-name="T62"><text:s/></text:span><text:span text:style-name="T58">■</text:span><text:span text:style-name="T63"> </text:span><text:span text:style-name="T26">man</text:span><text:span text:style-name="T63"> </text:span><text:span text:style-name="T147">명령어</text:span><text:span text:style-name="T63"> : </text:span><text:span text:style-name="T147">명령어</text:span><text:span text:style-name="T63">에 대한 상세한 메뉴얼을 나타낸다(전용 페이지로 이동)</text:span><text:span text:style-name="T111">.</text:span></text:p>
      <text:p text:style-name="P169"><text:span text:style-name="T63"><text:s/></text:span><text:span text:style-name="T115"><text:s/></text:span><text:span text:style-name="T60">◆</text:span><text:span text:style-name="T112"> </text:span><text:span text:style-name="T57">/</text:span><text:span text:style-name="T145">단어</text:span><text:span text:style-name="T57"> : 특정 </text:span><text:span text:style-name="T145">단어</text:span><text:span text:style-name="T57">를 찾는다.</text:span></text:p>
      <text:p text:style-name="P175"><text:span text:style-name="T22"><text:s/></text:span><text:span text:style-name="T49"><text:s/></text:span><text:span text:style-name="T50"><text:s/></text:span><text:span text:style-name="T260">★</text:span><text:span text:style-name="T261"> </text:span><text:span text:style-name="T22">m키를 르면 다음 단어로 이동</text:span></text:p>
      <text:p text:style-name="P175"><text:span text:style-name="T22"/></text:p>
      <text:p text:style-name="P122"><text:span text:style-name="T57"><text:s/></text:span><text:span text:style-name="T58">■</text:span><text:span text:style-name="T86"> </text:span><text:span text:style-name="T41">date</text:span><text:span text:style-name="T86"> : 현재 시각을 출력</text:span></text:p>
      <text:p text:style-name="P122"><text:span text:style-name="T86"/></text:p>
      <text:p text:style-name="P100"><text:span text:style-name="T17"><text:s/></text:span><text:span text:style-name="T7">■</text:span><text:span text:style-name="T18"> alias </text:span><text:span text:style-name="T176">별칭</text:span><text:span text:style-name="T18"> =’</text:span><text:span text:style-name="T176">명령어</text:span><text:span text:style-name="T18">’ : </text:span><text:span text:style-name="T176">명령어</text:span><text:span text:style-name="T18">를 별칭으로 정의한다.</text:span></text:p>
      <text:p text:style-name="P36"/>
      <text:p text:style-name="P109"><text:span text:style-name="T57"><text:s/></text:span><text:span text:style-name="T313">8. 이</text:span><text:span text:style-name="T309">론</text:span></text:p>
      <text:p text:style-name="P109"><text:span text:style-name="T58"/></text:p>
      <text:p text:style-name="P109"><text:span text:style-name="T229"><text:s/>▲</text:span><text:span text:style-name="T74"> 명령 구조</text:span></text:p>
      <text:p text:style-name="P109"><text:span text:style-name="T117"><text:s/></text:span><text:span text:style-name="T74">어플리케이션</text:span><text:span text:style-name="T117"> </text:span><text:span text:style-name="T74">-</text:span><text:span text:style-name="T117">&gt;</text:span><text:span text:style-name="T74"> 쉘</text:span><text:span text:style-name="T117"> </text:span><text:span text:style-name="T74">-</text:span><text:span text:style-name="T117">&gt;</text:span><text:span text:style-name="T74"> 커널 -</text:span><text:span text:style-name="T117">&gt; </text:span><text:span text:style-name="T74">하드웨어</text:span></text:p>
      <text:p text:style-name="P79"><text:span text:style-name="T314"><text:s/></text:span>명령어 -&gt; 쉘 -&gt; 해석 -&gt; 커널</text:p>
      <text:p text:style-name="P79"><text:span text:style-name="T307"><text:s/></text:span><text:span text:style-name="T314"><text:s/></text:span><text:span text:style-name="T192">★</text:span><text:span text:style-name="T196"> </text:span>쉘 : 사용자의 명렁어를 해석</text:p>
      <text:p text:style-name="P79"><text:span text:style-name="T307"><text:s/></text:span><text:span text:style-name="T314"><text:s text:c="2"/></text:span><text:span text:style-name="T300">★</text:span><text:span text:style-name="T196"> </text:span>bash, zsh : 쉘,<text:span text:style-name="T316"> </text:span>터미널을 운용하는 프로그램</text:p>
      <text:p text:style-name="P36"/>
      <text:p text:style-name="P150"><text:span text:style-name="T336">9. </text:span>인터넷</text:p>
      <text:p text:style-name="P118"><text:span text:style-name="T97"/></text:p>
      <text:p text:style-name="P123"><text:span text:style-name="T249"><text:s/></text:span><text:span text:style-name="T229">▲</text:span><text:span text:style-name="T249"> </text:span><text:span text:style-name="T97">인터넷 </text:span><text:span text:style-name="T98">: 리퀘스트와 리스폰의 상호 작용</text:span></text:p>
      <text:p text:style-name="P123"><text:span text:style-name="T134"><text:s text:c="2"/></text:span><text:span text:style-name="T228">★</text:span><text:span text:style-name="T249"> </text:span><text:span text:style-name="T98">리퀘스트를 하는 쪽 </text:span><text:span text:style-name="T99">: client</text:span></text:p>
      <text:p text:style-name="P38"><text:span text:style-name="T211"><text:s text:c="2"/></text:span><text:span text:style-name="T192">★</text:span><text:span text:style-name="T211"> </text:span>받는쪽 : server</text:p>
      <text:p text:style-name="P135"><text:span text:style-name="T99"/></text:p>
      <text:p text:style-name="P136"><text:span text:style-name="T249"><text:s/></text:span><text:span text:style-name="T229">▲</text:span><text:span text:style-name="T249"> </text:span><text:span text:style-name="T99">d</text:span><text:span text:style-name="T57">omain name : ip</text:span><text:span text:style-name="T134"> </text:span><text:span text:style-name="T57">주소의 별칭 </text:span></text:p>
      <text:p text:style-name="P42"><text:span text:style-name="T211"><text:s/></text:span></text:p>
      <text:p text:style-name="P42"><text:span text:style-name="T211"><text:s/></text:span><text:span text:style-name="T196">▲</text:span><text:span text:style-name="T211"> </text:span>ip :<text:span text:style-name="T338"> 개인 컴퓨터(호스트)로 통하는 문</text:span> </text:p>
      <text:p text:style-name="P41"/>
      <text:p text:style-name="P43"><text:span text:style-name="T211"><text:s/></text:span><text:span text:style-name="T196">▲</text:span><text:span text:style-name="T212"> </text:span><text:span text:style-name="T224">개인</text:span><text:span text:style-name="T212"> ip : 컴퓨터 고유의 ip 주소</text:span></text:p>
      <text:p text:style-name="P43"><text:span text:style-name="T211"><text:s/></text:span></text:p>
      <text:p text:style-name="P43"><text:span text:style-name="T212"><text:s/></text:span><text:span text:style-name="T196">▲</text:span><text:span text:style-name="T212"> 공용 ip : 공유기(router)에서 공용으로 주어지는 ip</text:span></text:p>
      <text:p text:style-name="P39"><text:span text:style-name="T211"><text:s text:c="2"/></text:span><text:span text:style-name="T279">★</text:span><text:span text:style-name="T212"> 공유기를 사용할 경우 결과적으로 공용 ip를 통해 외부와 연결 된다.</text:span></text:p>
      <text:p text:style-name="P43"><text:span text:style-name="T212"/></text:p>
      <text:p text:style-name="P41"/>
      <text:p text:style-name="P22"><text:soft-page-break/><text:span text:style-name="T57"><text:s/></text:span><text:span text:style-name="T58">■</text:span><text:span text:style-name="T100"> </text:span><text:span text:style-name="T53">ip addr</text:span><text:span text:style-name="T100"> : 개인 ip를 명시</text:span></text:p>
      <text:p text:style-name="P41"/>
      <text:p text:style-name="P137"><text:span text:style-name="T135"><text:s/></text:span><text:span text:style-name="T58">■</text:span><text:span text:style-name="T136"> </text:span><text:span text:style-name="T22">http://ipinfo.io/ip</text:span><text:span text:style-name="T101"> : 컴퓨터의 공용 ip를 명시</text:span></text:p>
      <text:p text:style-name="P40"><text:span text:style-name="T280"><text:s text:c="2"/></text:span><text:span text:style-name="T340">★</text:span><text:span text:style-name="T280"> 웹 브라우저 주소창에 입력</text:span></text:p>
      <text:p text:style-name="P138"><text:span text:style-name="T101"/></text:p>
      <text:p text:style-name="P139"><text:span text:style-name="T135"><text:s/></text:span><text:span text:style-name="T58">■</text:span><text:span text:style-name="T136"> </text:span><text:span text:style-name="T52">c</text:span><text:span text:style-name="T22">url </text:span><text:span text:style-name="T53">http://ipinfo.io/ip</text:span><text:span text:style-name="T101"> </text:span><text:span text:style-name="T57">: </text:span><text:span text:style-name="T101">컴퓨터의 공용 ip를 명시</text:span></text:p>
      <text:p text:style-name="P44"/>
      <text:p text:style-name="P45"><text:span text:style-name="T214"><text:s/></text:span><text:span text:style-name="T213">▲</text:span><text:span text:style-name="T339"> </text:span>127.0.0.1 : 로컬 호스트 ip</text:p>
      <text:p text:style-name="P47"><text:span text:style-name="T280"><text:s/></text:span><text:span text:style-name="T282"><text:s/></text:span><text:span text:style-name="T279">★</text:span><text:span text:style-name="T281"> </text:span>자기 자신의 개인 <text:span text:style-name="T344">ip를</text:span> 가리킴</text:p>
      <text:p text:style-name="P46"/>
      <text:p text:style-name="P101"><text:span text:style-name="T6"><text:s/></text:span><text:span text:style-name="T268">▲</text:span><text:span text:style-name="T19"> apache2 : 서버를 가동</text:span><text:span text:style-name="T20"> </text:span><text:span text:style-name="T19">시키는 프로그램</text:span></text:p>
      <text:p text:style-name="P46"/>
      <text:p text:style-name="P140"><text:span text:style-name="T137"><text:s/></text:span><text:span text:style-name="T250">▲</text:span><text:span text:style-name="T251"> </text:span><text:span text:style-name="T102">/</text:span><text:span text:style-name="T57">etc</text:span><text:span text:style-name="T137">/</text:span><text:span text:style-name="T57">apache2/apache2.conf</text:span><text:span text:style-name="T137"> : 아파치의 설정이 정의 되어있다.</text:span></text:p>
      <text:p text:style-name="P48"><text:span text:style-name="T280"><text:s/></text:span><text:span text:style-name="T284"><text:s/></text:span><text:span text:style-name="T340">★</text:span><text:span text:style-name="T283"> 마지막 줄의 </text:span><text:span text:style-name="T294">sites-enabled/*.conf</text:span><text:span text:style-name="T295"> 는 </text:span><text:span text:style-name="T294">sites-enabled</text:span><text:span text:style-name="T295"> 디렉토리의 모든 conf를 읽는다는 뜻</text:span></text:p>
      <text:p text:style-name="P49"><text:span text:style-name="T280"><text:s/></text:span><text:span text:style-name="T283"><text:s/></text:span><text:span text:style-name="T285"><text:s/></text:span><text:span text:style-name="T300">★</text:span><text:span text:style-name="T284"> </text:span><text:span text:style-name="T294">sites-enabled</text:span><text:span text:style-name="T296"> 는 apache2 디렉토리에 들어있다.</text:span></text:p>
      <text:p text:style-name="P50"><text:span text:style-name="T341"><text:s text:c="2"/></text:span><text:span text:style-name="T340">★</text:span><text:span text:style-name="T341"> </text:span><text:span text:style-name="T277">sites-enabled</text:span><text:span text:style-name="T297">/</text:span>000-default.conf <text:span text:style-name="T345">: 웹서버가 읽을 디렉토리가 정의되어 있다.</text:span></text:p>
      <text:p text:style-name="P163"><text:span text:style-name="T289"><text:s/></text:span><text:span text:style-name="T290"><text:s/></text:span><text:span text:style-name="T291"><text:s/></text:span><text:span text:style-name="T301">★</text:span><text:span text:style-name="T302"> </text:span><text:span text:style-name="T342">DocumentRoot</text:span><text:span text:style-name="T187"> /var/www/html </text:span><text:span text:style-name="T188">: </text:span><text:span text:style-name="T187">/var/www/html</text:span><text:span text:style-name="T188"> 을 읽는다.</text:span></text:p>
      <text:p text:style-name="P141"><text:span text:style-name="T286"><text:s/></text:span><text:span text:style-name="T287"><text:s/></text:span><text:span text:style-name="T288"><text:s/></text:span><text:span text:style-name="T303">★</text:span><text:span text:style-name="T304"> </text:span><text:span text:style-name="T57">해당 디렉토리 내의 html 확장자를 읽음</text:span><text:span text:style-name="T103">(html문법으로 작성 시)</text:span></text:p>
      <text:p text:style-name="P51"/>
      <text:p text:style-name="P142"><text:span text:style-name="T137"><text:s/></text:span><text:span text:style-name="T250">▲</text:span><text:span text:style-name="T252"> </text:span><text:span text:style-name="T57">/</text:span><text:span text:style-name="T103">v</text:span><text:span text:style-name="T57">ar/log/apache2/</text:span><text:span text:style-name="T138"> : 웹 서버의 기록들이 저장된 파일이 있다.</text:span></text:p>
      <text:p text:style-name="P52"><text:span text:style-name="T215"><text:s text:c="2"/>◆ </text:span>access.log : 웹서버의 접속 기록</text:p>
      <text:p text:style-name="P53"><text:span text:style-name="T215"><text:s text:c="2"/>◆ </text:span>error.log : 웹서버의 에러 기록</text:p>
      <text:p text:style-name="P52"/>
      <text:p text:style-name="P54"><text:span text:style-name="T217"><text:s/></text:span><text:span text:style-name="T213">▲</text:span><text:span text:style-name="T216"> </text:span><text:span text:style-name="T142">ssh</text:span><text:span text:style-name="T143"> </text:span><text:span text:style-name="T346">: 원격 접속 프로그램 </text:span></text:p>
      <text:p text:style-name="P57"><text:span text:style-name="T217"><text:s text:c="2"/></text:span><text:span text:style-name="T223">★</text:span><text:span text:style-name="T217"> </text:span><text:span text:style-name="T142">ssh</text:span> <text:span text:style-name="T144">ip</text:span> : <text:span text:style-name="T144">ip</text:span>에 원격 접속한다.</text:p>
      <text:p text:style-name="P59"><text:span text:style-name="T213"/></text:p>
      <text:p text:style-name="P59"><text:span text:style-name="T217"><text:s/></text:span><text:span text:style-name="T213">▲</text:span><text:span text:style-name="T217"> </text:span>/etc/ssh/sshd_config<text:span text:style-name="T347"> : ssh의 설정들이 저장되어있는 파일</text:span></text:p>
      <text:p text:style-name="P60"><text:span text:style-name="T218"><text:s text:c="2"/></text:span><text:span text:style-name="T215">◆</text:span><text:span text:style-name="T218"> </text:span>Port 22 : 해당 부분 수정<text:span text:style-name="T348"> 시 포트가 수정된다.</text:span></text:p>
      <text:p text:style-name="P56"/>
      <text:p text:style-name="P58"><text:span text:style-name="T217"><text:s/></text:span><text:span text:style-name="T213">▲</text:span><text:span text:style-name="T219"> </text:span>포트<text:span text:style-name="T349"> : ip로 가는 길</text:span></text:p>
      <text:p text:style-name="P143"><text:span text:style-name="T253"><text:s text:c="2"/></text:span><text:span text:style-name="T254">◆</text:span><text:span text:style-name="T255"> </text:span><text:span text:style-name="T169">주소</text:span><text:span text:style-name="T104">:</text:span><text:span text:style-name="T164">포트</text:span><text:span text:style-name="T139"> : 특정 포트를 통해 주소로 접속한다.</text:span></text:p>
      <text:p text:style-name="P61"><text:span text:style-name="T220"><text:s/></text:span><text:span text:style-name="T221"><text:s/></text:span><text:span text:style-name="T223">★</text:span><text:span text:style-name="T220"> </text:span>web은 80<text:span text:style-name="T350">, ssh는 22번 포트를 사용하기로 약속 되어있다.</text:span></text:p>
      <text:p text:style-name="P63"><text:span text:style-name="T220"><text:s/></text:span><text:span text:style-name="T221"><text:s/></text:span><text:span text:style-name="T223">★</text:span><text:span text:style-name="T221"> </text:span>0~1024 : well-known port 잘<text:span text:style-name="T352"> 쓰이는</text:span> 표준 포트</text:p>
      <text:p text:style-name="P62"/>
      <text:p text:style-name="P55"><text:span text:style-name="T217"><text:s/></text:span><text:span text:style-name="T213">▲</text:span><text:span text:style-name="T222"> </text:span>포트포워딩</text:p>
      <text:p text:style-name="P144"><text:span text:style-name="T256"><text:s text:c="2"/></text:span><text:span text:style-name="T343">★</text:span><text:span text:style-name="T256"> 개인 컴퓨터에서 웹서버를 가동할 때 공유기를 사용한다면 특정 포트를 설정하여 공용 </text:span><text:span text:style-name="T257">ip에서 </text:span><text:span text:style-name="T256">개인 ip</text:span></text:p>
      <text:p text:style-name="P144"><text:span text:style-name="T257"><text:s text:c="6"/></text:span><text:span text:style-name="T256">로 접속 할 수 있도록 하여야 한다.</text:span></text:p>
      <text:p text:style-name="P23"><text:span text:style-name="T105"/></text:p>
      <text:p text:style-name="P23"><text:span text:style-name="T140"><text:s text:c="2"/>1. 웹브라우저</text:span><text:span text:style-name="T105">에 공유기 내부 </text:span><text:span text:style-name="T57">ip(gatway)를 입력하여 공유기 설정 화면으로 이동</text:span></text:p>
      <text:p text:style-name="P64"><text:span text:style-name="T351"><text:s text:c="2"/>2. </text:span>공유기 설정에서 포트포워딩 항목 선택</text:p>
      <text:p text:style-name="P65"><text:span text:style-name="T351"><text:s text:c="2"/>3. 외부포트와 내부포트, 개인 ip를 설정</text:span></text:p>
      <text:p text:style-name="P66"><text:span text:style-name="T225"><text:s text:c="2"/></text:span><text:span text:style-name="T223">★</text:span><text:span text:style-name="T226"> </text:span>외부포트: 공용<text:span text:style-name="T353"> </text:span>ip와 내부 포트를 이어주는 포트</text:p>
      <text:p text:style-name="P94"><text:soft-page-break/><text:span text:style-name="T225"><text:s text:c="2"/></text:span><text:span text:style-name="T223">★</text:span><text:span text:style-name="T191"> 공용 ip - 외부포트 - 내부포트 - 개인 ip 로 연결</text:span></text:p>
      <text:p text:style-name="P64"><text:span text:style-name="T354"><text:s text:c="2"/>4. 포트 설정을 저장한다.</text:span></text:p>
      <text:p text:style-name="P67"><text:span text:style-name="T354"><text:s text:c="2"/>5. </text:span>외부에서<text:span text:style-name="T354"> 웹서버에 접속 시</text:span></text:p>
      <text:p text:style-name="P149"><text:span text:style-name="T54"><text:s text:c="4"/></text:span><text:span text:style-name="T22"><text:s/></text:span><text:span text:style-name="T55"><text:s text:c="2"/></text:span><text:span text:style-name="T22">공용 ip:포트 =&gt; 개인 ip</text:span><text:span text:style-name="T54"> 웹 </text:span><text:span text:style-name="T22">서버로 이동</text:span></text:p>
      <text:p text:style-name="P149"><text:span text:style-name="T106"/></text:p>
      <text:p text:style-name="P146"><text:span text:style-name="T58"><text:s/>■</text:span><text:span text:style-name="T141"> </text:span><text:span text:style-name="T56">i</text:span><text:span text:style-name="T22">p route</text:span><text:span text:style-name="T57"> : 공유기의 내부 </text:span><text:span text:style-name="T141">ip(</text:span><text:span text:style-name="T57">default gatway</text:span><text:span text:style-name="T141">)</text:span><text:span text:style-name="T57"> 를 나타냄</text:span></text:p>
      <text:p text:style-name="P146"><text:span text:style-name="T258"><text:s/></text:span><text:span text:style-name="T259"><text:s/></text:span><text:span text:style-name="T256">★</text:span><text:span text:style-name="T259"> </text:span><text:span text:style-name="T57">d</text:span><text:span text:style-name="T107">efault via 뒤</text:span><text:span text:style-name="T141">의</text:span><text:span text:style-name="T107"> ip</text:span><text:span text:style-name="T141"> </text:span></text:p>
      <text:p text:style-name="P2"/>
      <text:p text:style-name="P2"><text:span text:style-name="T337">10. </text:span>vim</text:p>
      <text:p text:style-name="P1"><text:s/></text:p>
      <text:p text:style-name="P11"><text:s/>■ <text:span text:style-name="T1">vim </text:span><text:span text:style-name="T177">파일</text:span><text:span text:style-name="T1"> : </text:span><text:span text:style-name="T177">파일</text:span><text:span text:style-name="T1">을 편집한다.</text:span></text:p>
      <text:p text:style-name="P160"><text:s text:c="2"/><text:span text:style-name="T206">★</text:span><text:span text:style-name="T191"> </text:span><text:span text:style-name="T170">파일</text:span><text:span text:style-name="T191">이 없으면 새로 생성</text:span></text:p>
      <text:p text:style-name="P1"><text:s/></text:p>
      <text:p text:style-name="P1"><text:s/>■ <text:span text:style-name="T1">vim은 명령모드, 입력모드가 존재</text:span></text:p>
      <text:p text:style-name="P1"><text:span text:style-name="T206"><text:s text:c="2"/>★</text:span> 기본 실행<text:span text:style-name="T325"> </text:span>시 명령모드</text:p>
      <text:p text:style-name="P155"><text:s/><text:span text:style-name="T325"><text:s/></text:span><text:span text:style-name="T206">★</text:span> <text:span text:style-name="T1">i 입력</text:span><text:span text:style-name="T326"> </text:span><text:span text:style-name="T1">시 입력모드로 전환</text:span></text:p>
      <text:p text:style-name="P11"><text:s/></text:p>
      <text:p text:style-name="P12"><text:s/><text:span text:style-name="T206">▲ </text:span>명령모드 단축키</text:p>
      <text:p text:style-name="P12"/>
      <text:p text:style-name="P157"><text:s/><text:span text:style-name="T206">▲</text:span> 에디터 종료 방법</text:p>
      <text:p text:style-name="P12"><text:span text:style-name="T2"><text:s text:c="2"/></text:span><text:span text:style-name="T3">◆ :</text:span><text:span text:style-name="T4">w : 현재 변경 사항 저장</text:span></text:p>
      <text:p text:style-name="P12"><text:span text:style-name="T2"><text:s text:c="2"/></text:span><text:span text:style-name="T3">◆ :</text:span><text:span text:style-name="T4">wq : 현재 변경 사항 저장 후 나가기</text:span></text:p>
      <text:p text:style-name="P12"><text:span text:style-name="T2"><text:s text:c="2"/></text:span><text:span text:style-name="T3">◆ :</text:span><text:span text:style-name="T4">q! : 저장하지 않고 나가기</text:span></text:p>
      <text:p text:style-name="P12"><text:s/><text:span text:style-name="T2"><text:s/></text:span><text:span text:style-name="T3">◆ :</text:span><text:span text:style-name="T4">q : 나가기(변경 사항이 있을 시 나가지지 않음)</text:span></text:p>
      <text:p text:style-name="P12"/>
      <text:p text:style-name="P157"><text:s/><text:span text:style-name="T206">▲</text:span> 글자 편집</text:p>
      <text:p text:style-name="P12"><text:s/><text:span text:style-name="T2"><text:s/></text:span><text:span text:style-name="T3">◆ </text:span><text:span text:style-name="T4">u : 한 단계 되돌리기</text:span></text:p>
      <text:p text:style-name="P12"><text:s/><text:span text:style-name="T2"><text:s/></text:span><text:span text:style-name="T3">◆ </text:span><text:span text:style-name="T4">x : 커서 위 글자 삭제</text:span></text:p>
      <text:p text:style-name="P12"><text:s/><text:span text:style-name="T2"><text:s/></text:span><text:span text:style-name="T3">◆ </text:span><text:span text:style-name="T4">dd : 커서 위 줄 삭제</text:span></text:p>
      <text:p text:style-name="P12"><text:s/><text:span text:style-name="T2"><text:s/></text:span><text:span text:style-name="T3">◆ </text:span><text:span text:style-name="T4">d : 잘라내기</text:span></text:p>
      <text:p text:style-name="P12"><text:s/><text:span text:style-name="T2"><text:s/></text:span><text:span text:style-name="T3">◆ </text:span><text:span text:style-name="T4">p : 버퍼에 담긴 내용 커서 다음 줄에 삽입</text:span></text:p>
      <text:p text:style-name="P12"><text:s/><text:span text:style-name="T2"><text:s/></text:span><text:span text:style-name="T3">◆ </text:span><text:span text:style-name="T4">o : 커서 다음 줄에 빈 줄 추가 + 입력 모드 전환</text:span></text:p>
      <text:p text:style-name="P12"><text:s/><text:span text:style-name="T2"><text:s/></text:span><text:span text:style-name="T3">◆ /</text:span><text:span text:style-name="T178">단어</text:span><text:span text:style-name="T4"> : 문서 내의 </text:span><text:span text:style-name="T179">단어</text:span><text:span text:style-name="T4">를 찾아서 이동</text:span></text:p>
      <text:p text:style-name="P12"><text:s/><text:span text:style-name="T2"><text:s/></text:span><text:span text:style-name="T3">◆ %/</text:span><text:span text:style-name="T178">단어</text:span><text:span text:style-name="T180">1</text:span><text:span text:style-name="T4">/</text:span><text:span text:style-name="T179">단어2</text:span><text:span text:style-name="T4"> : </text:span><text:span text:style-name="T179">단어1</text:span><text:span text:style-name="T4">을 </text:span><text:span text:style-name="T179">단어2</text:span><text:span text:style-name="T4">로 치환</text:span></text:p>
      <text:p text:style-name="P158"><text:s text:c="2"/><text:span text:style-name="T327"><text:s/></text:span><text:span text:style-name="T206">★</text:span> <text:span text:style-name="T4">gc : 위에서 부터 차례대로 확인하며 변경</text:span> </text:p>
      <text:p text:style-name="P12"/>
      <text:p text:style-name="P158"><text:s/><text:span text:style-name="T206">▲</text:span> 탭키 간격 변경 </text:p>
      <text:p text:style-name="P159"><text:s/><text:span text:style-name="T328"><text:s/></text:span><text:span text:style-name="T3">◆</text:span><text:span text:style-name="T207"> </text:span><text:span text:style-name="T208">:</text:span><text:span text:style-name="T5">set ts = </text:span><text:span text:style-name="T181">숫자</text:span><text:span text:style-name="T5"> : 탭키의 길이를 스페이스*</text:span><text:span text:style-name="T181">숫자</text:span><text:span text:style-name="T5"> 만큼으로</text:span><text:span text:style-name="T329"> 지정</text:span><text:span text:style-name="T5"> 한다.</text:span></text:p>
      <text:p text:style-name="P13"/>
      <text:p text:style-name="P13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2-10T18:37:33.604865450</dc:date>
    <meta:editing-duration>P1DT1H34M40S</meta:editing-duration>
    <meta:editing-cycles>312</meta:editing-cycles>
    <meta:generator>LibreOffice/6.4.6.2$Linux_X86_64 LibreOffice_project/40$Build-2</meta:generator>
    <meta:document-statistic meta:table-count="0" meta:image-count="0" meta:object-count="0" meta:page-count="7" meta:paragraph-count="210" meta:word-count="3000" meta:character-count="5362" meta:non-whitespace-character-count="3841"/>
  </office:meta>
</office:document-meta>
</file>